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middle" fo:background-color="#FFFFFF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4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6" style:family="table-cell" style:parent-style-name="_19968__33324__32_2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7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8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32_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" style:family="table-cell" style:parent-style-name="_19968__33324__32_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3" style:data-style-name="N48">
      <style:table-cell-properties fo:border="thin solid #000000" style:vertical-align="middle" fo:background-color="#FFFFFF" style:cell-protect="non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" style:family="table-cell" style:parent-style-name="_19968__33324__Book2" style:data-style-name="N0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3pt" style:font-size-asian="13pt" style:font-size-complex="13pt" style:font-family-generic="script"/>
    </style:style>
    <style:style style:name="ce13" style:family="table-cell" style:parent-style-name="_19968__33324__32_2" style:data-style-name="N0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4" style:family="table-cell" style:parent-style-name="_19968__33324__32_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name="細明體" style:font-name-asian="細明體" style:font-name-complex="細明體" style:font-family-generic="modern"/>
    </style:style>
    <style:style style:name="ce1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" style:family="table-cell" style:parent-style-name="_19968__33324__92.10_22806__31821__33287__22823__38520__37197__20598__35657__20214__21029__21450__22283__31821__21029_" style:data-style-name="N49">
      <style:table-cell-properties fo:border-top="thin solid #000000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Book3" style:data-style-name="N5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" style:family="table-cell" style:parent-style-name="_19968__33324__Book3" style:data-style-name="N5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92.10_22806__31821__33287__22823__38520__37197__20598__35657__20214__21029__21450__22283__31821__21029_" style:data-style-name="N49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5" style:family="table-cell" style:parent-style-name="_19968__33324__Book3" style:data-style-name="N50">
      <style:table-cell-properties fo:border-top="none" fo:border-bottom="none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6" style:family="table-cell" style:parent-style-name="_19968__33324__Book3" style:data-style-name="N50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7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28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0" style:family="table-cell" style:parent-style-name="_19968__33324__92.10_22806__31821__33287__22823__38520__37197__20598__35657__20214__21029__21450__22283__31821__21029_" style:data-style-name="N49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1" style:family="table-cell" style:parent-style-name="_19968__33324__Book3" style:data-style-name="N50">
      <style:table-cell-properties fo:border-top="none" fo:border-bottom="thin solid #000000" fo:border-left="thin solid #000000" fo:border-right="none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2" style:family="table-cell" style:parent-style-name="_19968__33324__Book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3" style:family="table-cell" style:parent-style-name="_19968__33324__32_2" style:data-style-name="N0">
      <style:table-cell-properties style:vertical-align="top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35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36" style:family="table-cell" style:parent-style-name="_19968__33324__32_2" style:data-style-name="N0">
      <style:table-cell-properties style:vertical-align="middle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ce38" style:family="table-cell" style:parent-style-name="_19968__33324__32_2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39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微軟正黑體" style:font-name-asian="微軟正黑體" style:font-name-complex="微軟正黑體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4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co1" style:family="table-column">
      <style:table-column-properties fo:break-before="auto" style:column-width="1.666875cm"/>
    </style:style>
    <style:style style:name="co2" style:family="table-column">
      <style:table-column-properties fo:break-before="auto" style:column-width="2.16958333333333cm"/>
    </style:style>
    <style:style style:name="co3" style:family="table-column">
      <style:table-column-properties fo:break-before="auto" style:column-width="2.19604166666667cm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0.9525cm"/>
    </style:style>
    <style:style style:name="co7" style:family="table-column">
      <style:table-column-properties fo:break-before="auto" style:column-width="1.931458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13770833333333cm"/>
    </style:style>
    <style:style style:name="co10" style:family="table-column">
      <style:table-column-properties fo:break-before="auto" style:column-width="2.143125cm"/>
    </style:style>
    <style:style style:name="co11" style:family="table-column">
      <style:table-column-properties fo:break-before="auto" style:column-width="1.95791666666667cm"/>
    </style:style>
    <style:style style:name="co12" style:family="table-column">
      <style:table-column-properties fo:break-before="auto" style:column-width="1.825625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27.2pt" style:use-optimal-row-height="false" fo:break-before="auto"/>
    </style:style>
    <style:style style:name="ro4" style:family="table-row">
      <style:table-row-properties style:row-height="22.7pt" style:use-optimal-row-height="false" fo:break-before="auto"/>
    </style:style>
    <style:style style:name="ro5" style:family="table-row">
      <style:table-row-properties style:row-height="30.2pt" style:use-optimal-row-height="false" fo:break-before="auto"/>
    </style:style>
    <style:style style:name="ro6" style:family="table-row">
      <style:table-row-properties style:row-height="24.9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0.15pt" style:use-optimal-row-height="false" fo:break-before="auto"/>
    </style:style>
    <style:style style:name="ro9" style:family="table-row">
      <style:table-row-properties style:row-height="16.5pt" style:use-optimal-row-height="tru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5-年齡結構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39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4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number-columns-repeated="2" table:default-cell-style-name="ce2"/>
        <table:table-column table:style-name="co9" table:default-cell-style-name="ce2"/>
        <table:table-column table:style-name="co4" table:default-cell-style-name="ce2"/>
        <table:table-column table:style-name="co11" table:number-columns-repeated="2" table:default-cell-style-name="ce2"/>
        <table:table-column table:style-name="co9" table:default-cell-style-name="ce2"/>
        <table:table-column table:style-name="co12" table:number-columns-repeated="224" table:default-cell-style-name="ce2"/>
        <table:table-row table:style-name="ro1">
          <table:table-cell office:value-type="string" table:number-columns-spanned="32" table:number-rows-spanned="1" table:style-name="ce1">
            <text:p>各縣市人口年齡結構重要指標</text:p>
          </table:table-cell>
          <table:covered-table-cell table:number-columns-repeated="31"/>
          <table:table-cell table:number-columns-repeated="16352"/>
        </table:table-row>
        <table:table-row table:style-name="ro2">
          <table:table-cell table:number-columns-repeated="2" table:style-name="ce2"/>
          <table:table-cell table:number-columns-repeated="11" table:style-name="ce3"/>
          <table:table-cell office:value-type="string" table:style-name="ce3">
            <text:p>中 華 民 國 110 年 9 月 底</text:p>
          </table:table-cell>
          <table:table-cell table:number-columns-repeated="15" table:style-name="ce3"/>
          <table:table-cell table:number-columns-repeated="2" table:style-name="ce4"/>
          <table:table-cell office:value-type="string" table:style-name="ce5">
            <text:p><text:s text:c="9"/>單位：人；%</text:p>
          </table:table-cell>
          <table:table-cell table:number-columns-repeated="16352"/>
        </table:table-row>
        <table:table-row table:style-name="ro3">
          <table:table-cell office:value-type="string" table:number-columns-spanned="1" table:number-rows-spanned="2" table:style-name="ce6">
            <text:p>區域別</text:p>
          </table:table-cell>
          <table:table-cell office:value-type="string" table:number-columns-spanned="3" table:number-rows-spanned="1" table:style-name="ce7">
            <text:p>總 <text:s text:c="4"/>計</text:p>
          </table:table-cell>
          <table:covered-table-cell table:number-columns-repeated="2"/>
          <table:table-cell office:value-type="string" table:number-columns-spanned="4" table:number-rows-spanned="1" table:style-name="ce8">
            <text:p>0 ～ 4歲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6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1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0<text:s/><text:span text:style-name="T2">～</text:span><text:span text:style-name="T4"><text:s/></text:span>12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9">
            <text:p>12<text:s/><text:span text:style-name="T2">～</text:span><text:span text:style-name="T4"><text:s/></text:span>17<text:span text:style-name="T2">歲</text:span></text:p>
          </table:table-cell>
          <table:covered-table-cell table:number-columns-repeated="3"/>
          <table:table-cell office:value-type="string" table:number-columns-spanned="4" table:number-rows-spanned="1" table:style-name="ce11">
            <text:p>20<text:span text:style-name="T1">歲以上</text:span></text:p>
          </table:table-cell>
          <table:covered-table-cell table:number-columns-repeated="3"/>
          <table:table-cell office:value-type="string" table:number-columns-spanned="4" table:number-rows-spanned="1" table:style-name="ce10">
            <text:p>65<text:span text:style-name="T2">歲以上</text:span></text:p>
          </table:table-cell>
          <table:covered-table-cell table:number-columns-repeated="3"/>
          <table:table-cell table:number-columns-repeated="16352"/>
        </table:table-row>
        <table:table-row table:style-name="ro4"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3">
            <text:p>％</text:p>
          </table:table-cell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table-cell office:value-type="string" table:style-name="ce14">
            <text:p>％</text:p>
          </table:table-cell>
          <table:table-cell table:number-columns-repeated="16352"/>
        </table:table-row>
        <table:table-row table:style-name="ro5">
          <table:table-cell office:value-type="string" table:style-name="ce15">
            <text:p>總 <text:s text:c="3"/>計</text:p>
          </table:table-cell>
          <table:table-cell office:value-type="float" office:value="23430948" table:style-name="ce16">
            <text:p>23,430,948</text:p>
          </table:table-cell>
          <table:table-cell office:value-type="float" office:value="11606628" table:style-name="ce16">
            <text:p>11,606,628</text:p>
          </table:table-cell>
          <table:table-cell office:value-type="float" office:value="11824320" table:style-name="ce16">
            <text:p>11,824,320</text:p>
          </table:table-cell>
          <table:table-cell office:value-type="float" office:value="880428" table:style-name="ce16">
            <text:p>880,428</text:p>
          </table:table-cell>
          <table:table-cell office:value-type="float" office:value="455751" table:style-name="ce16">
            <text:p>455,751</text:p>
          </table:table-cell>
          <table:table-cell office:value-type="float" office:value="424677" table:style-name="ce16">
            <text:p>424,677</text:p>
          </table:table-cell>
          <table:table-cell office:value-type="float" office:value="3.7575432287246766" table:style-name="ce17">
            <text:p>3.76</text:p>
          </table:table-cell>
          <table:table-cell office:value-type="float" office:value="1307284" table:style-name="ce16">
            <text:p>1,307,284</text:p>
          </table:table-cell>
          <table:table-cell office:value-type="float" office:value="677275" table:style-name="ce16">
            <text:p>677,275</text:p>
          </table:table-cell>
          <table:table-cell office:value-type="float" office:value="630009" table:style-name="ce16">
            <text:p>630,009</text:p>
          </table:table-cell>
          <table:table-cell office:value-type="float" office:value="5.5793047724744218" table:style-name="ce18">
            <text:p>5.58</text:p>
          </table:table-cell>
          <table:table-cell office:value-type="float" office:value="2310997" table:style-name="ce16">
            <text:p>2,310,997</text:p>
          </table:table-cell>
          <table:table-cell office:value-type="float" office:value="1197935" table:style-name="ce16">
            <text:p>1,197,935</text:p>
          </table:table-cell>
          <table:table-cell office:value-type="float" office:value="1113062" table:style-name="ce16">
            <text:p>1,113,062</text:p>
          </table:table-cell>
          <table:table-cell office:value-type="float" office:value="9.8630110911432176" table:style-name="ce17">
            <text:p>9.86</text:p>
          </table:table-cell>
          <table:table-cell office:value-type="float" office:value="2505992" table:style-name="ce16">
            <text:p>2,505,992</text:p>
          </table:table-cell>
          <table:table-cell office:value-type="float" office:value="1299423" table:style-name="ce16">
            <text:p>1,299,423</text:p>
          </table:table-cell>
          <table:table-cell office:value-type="float" office:value="1206569" table:style-name="ce16">
            <text:p>1,206,569</text:p>
          </table:table-cell>
          <table:table-cell office:value-type="float" office:value="10.695222404146858" table:style-name="ce17">
            <text:p>10.70</text:p>
          </table:table-cell>
          <table:table-cell office:value-type="float" office:value="1230864" table:style-name="ce16">
            <text:p>1,230,864</text:p>
          </table:table-cell>
          <table:table-cell office:value-type="float" office:value="643320" table:style-name="ce16">
            <text:p>643,320</text:p>
          </table:table-cell>
          <table:table-cell office:value-type="float" office:value="587544" table:style-name="ce16">
            <text:p>587,544</text:p>
          </table:table-cell>
          <table:table-cell office:value-type="float" office:value="5.253154929966982" table:style-name="ce17">
            <text:p>5.25</text:p>
          </table:table-cell>
          <table:table-cell office:value-type="float" office:value="19413165" table:style-name="ce16">
            <text:p>19,413,165</text:p>
          </table:table-cell>
          <table:table-cell office:value-type="float" office:value="9516744" table:style-name="ce16">
            <text:p>9,516,744</text:p>
          </table:table-cell>
          <table:table-cell office:value-type="float" office:value="9896421" table:style-name="ce16">
            <text:p>9,896,421</text:p>
          </table:table-cell>
          <table:table-cell office:value-type="float" office:value="82.852665628381743" table:style-name="ce17">
            <text:p>82.85</text:p>
          </table:table-cell>
          <table:table-cell office:value-type="float" office:value="3908263" table:style-name="ce16">
            <text:p>3,908,263</text:p>
          </table:table-cell>
          <table:table-cell office:value-type="float" office:value="1779338" table:style-name="ce16">
            <text:p>1,779,338</text:p>
          </table:table-cell>
          <table:table-cell office:value-type="float" office:value="2128925" table:style-name="ce16">
            <text:p>2,128,925</text:p>
          </table:table-cell>
          <table:table-cell office:value-type="float" office:value="16.679918371207176" table:style-name="ce17">
            <text:p>16.68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新北市</text:p>
          </table:table-cell>
          <table:table-cell office:value-type="float" office:value="4017632" table:style-name="ce20">
            <text:p>4,017,632</text:p>
          </table:table-cell>
          <table:table-cell office:value-type="float" office:value="1961812" table:style-name="ce20">
            <text:p>1,961,812</text:p>
          </table:table-cell>
          <table:table-cell office:value-type="float" office:value="2055820" table:style-name="ce20">
            <text:p>2,055,820</text:p>
          </table:table-cell>
          <table:table-cell office:value-type="float" office:value="141917" table:style-name="ce20">
            <text:p>141,917</text:p>
          </table:table-cell>
          <table:table-cell office:value-type="float" office:value="73258" table:style-name="ce20">
            <text:p>73,258</text:p>
          </table:table-cell>
          <table:table-cell office:value-type="float" office:value="68659" table:style-name="ce20">
            <text:p>68,659</text:p>
          </table:table-cell>
          <table:table-cell office:value-type="float" office:value="3.5323543818846526" table:style-name="ce21">
            <text:p>3.53</text:p>
          </table:table-cell>
          <table:table-cell office:value-type="float" office:value="212169" table:style-name="ce20">
            <text:p>212,169</text:p>
          </table:table-cell>
          <table:table-cell office:value-type="float" office:value="109652" table:style-name="ce20">
            <text:p>109,652</text:p>
          </table:table-cell>
          <table:table-cell office:value-type="float" office:value="102517" table:style-name="ce20">
            <text:p>102,517</text:p>
          </table:table-cell>
          <table:table-cell office:value-type="float" office:value="5.2809465874425534" table:style-name="ce22">
            <text:p>5.28</text:p>
          </table:table-cell>
          <table:table-cell office:value-type="float" office:value="378604" table:style-name="ce20">
            <text:p>378,604</text:p>
          </table:table-cell>
          <table:table-cell office:value-type="float" office:value="195755" table:style-name="ce20">
            <text:p>195,755</text:p>
          </table:table-cell>
          <table:table-cell office:value-type="float" office:value="182849" table:style-name="ce20">
            <text:p>182,849</text:p>
          </table:table-cell>
          <table:table-cell office:value-type="float" office:value="9.4235609433616609" table:style-name="ce21">
            <text:p>9.42</text:p>
          </table:table-cell>
          <table:table-cell office:value-type="float" office:value="409716" table:style-name="ce20">
            <text:p>409,716</text:p>
          </table:table-cell>
          <table:table-cell office:value-type="float" office:value="211951" table:style-name="ce20">
            <text:p>211,951</text:p>
          </table:table-cell>
          <table:table-cell office:value-type="float" office:value="197765" table:style-name="ce20">
            <text:p>197,765</text:p>
          </table:table-cell>
          <table:table-cell office:value-type="float" office:value="10.197947447650755" table:style-name="ce21">
            <text:p>10.20</text:p>
          </table:table-cell>
          <table:table-cell office:value-type="float" office:value="200428" table:style-name="ce20">
            <text:p>200,428</text:p>
          </table:table-cell>
          <table:table-cell office:value-type="float" office:value="104786" table:style-name="ce20">
            <text:p>104,786</text:p>
          </table:table-cell>
          <table:table-cell office:value-type="float" office:value="95642" table:style-name="ce20">
            <text:p>95,642</text:p>
          </table:table-cell>
          <table:table-cell office:value-type="float" office:value="4.9887097673455409" table:style-name="ce21">
            <text:p>4.99</text:p>
          </table:table-cell>
          <table:table-cell office:value-type="float" office:value="3360830" table:style-name="ce20">
            <text:p>3,360,830</text:p>
          </table:table-cell>
          <table:table-cell office:value-type="float" office:value="1620462" table:style-name="ce20">
            <text:p>1,620,462</text:p>
          </table:table-cell>
          <table:table-cell office:value-type="float" office:value="1740368" table:style-name="ce20">
            <text:p>1,740,368</text:p>
          </table:table-cell>
          <table:table-cell office:value-type="float" office:value="83.652011931406349" table:style-name="ce21">
            <text:p>83.65</text:p>
          </table:table-cell>
          <table:table-cell office:value-type="float" office:value="644180" table:style-name="ce20">
            <text:p>644,180</text:p>
          </table:table-cell>
          <table:table-cell office:value-type="float" office:value="289637" table:style-name="ce20">
            <text:p>289,637</text:p>
          </table:table-cell>
          <table:table-cell office:value-type="float" office:value="354543" table:style-name="ce20">
            <text:p>354,543</text:p>
          </table:table-cell>
          <table:table-cell office:value-type="float" office:value="16.033822908618809" table:style-name="ce21">
            <text:p>16.03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北市</text:p>
          </table:table-cell>
          <table:table-cell office:value-type="float" office:value="2544720" table:style-name="ce20">
            <text:p>2,544,720</text:p>
          </table:table-cell>
          <table:table-cell office:value-type="float" office:value="1211361" table:style-name="ce20">
            <text:p>1,211,361</text:p>
          </table:table-cell>
          <table:table-cell office:value-type="float" office:value="1333359" table:style-name="ce20">
            <text:p>1,333,359</text:p>
          </table:table-cell>
          <table:table-cell office:value-type="float" office:value="101699" table:style-name="ce20">
            <text:p>101,699</text:p>
          </table:table-cell>
          <table:table-cell office:value-type="float" office:value="52419" table:style-name="ce20">
            <text:p>52,419</text:p>
          </table:table-cell>
          <table:table-cell office:value-type="float" office:value="49280" table:style-name="ce20">
            <text:p>49,280</text:p>
          </table:table-cell>
          <table:table-cell office:value-type="float" office:value="3.9964711245245055" table:style-name="ce21">
            <text:p>4.00</text:p>
          </table:table-cell>
          <table:table-cell office:value-type="float" office:value="151509" table:style-name="ce20">
            <text:p>151,509</text:p>
          </table:table-cell>
          <table:table-cell office:value-type="float" office:value="78256" table:style-name="ce20">
            <text:p>78,256</text:p>
          </table:table-cell>
          <table:table-cell office:value-type="float" office:value="73253" table:style-name="ce20">
            <text:p>73,253</text:p>
          </table:table-cell>
          <table:table-cell office:value-type="float" office:value="5.953857398849383" table:style-name="ce22">
            <text:p>5.95</text:p>
          </table:table-cell>
          <table:table-cell office:value-type="float" office:value="265934" table:style-name="ce20">
            <text:p>265,934</text:p>
          </table:table-cell>
          <table:table-cell office:value-type="float" office:value="137538" table:style-name="ce20">
            <text:p>137,538</text:p>
          </table:table-cell>
          <table:table-cell office:value-type="float" office:value="128396" table:style-name="ce20">
            <text:p>128,396</text:p>
          </table:table-cell>
          <table:table-cell office:value-type="float" office:value="10.45042283630419" table:style-name="ce21">
            <text:p>10.45</text:p>
          </table:table-cell>
          <table:table-cell office:value-type="float" office:value="287806" table:style-name="ce20">
            <text:p>287,806</text:p>
          </table:table-cell>
          <table:table-cell office:value-type="float" office:value="148945" table:style-name="ce20">
            <text:p>148,945</text:p>
          </table:table-cell>
          <table:table-cell office:value-type="float" office:value="138861" table:style-name="ce20">
            <text:p>138,861</text:p>
          </table:table-cell>
          <table:table-cell office:value-type="float" office:value="11.309928007796536" table:style-name="ce21">
            <text:p>11.31</text:p>
          </table:table-cell>
          <table:table-cell office:value-type="float" office:value="125669" table:style-name="ce20">
            <text:p>125,669</text:p>
          </table:table-cell>
          <table:table-cell office:value-type="float" office:value="65593" table:style-name="ce20">
            <text:p>65,593</text:p>
          </table:table-cell>
          <table:table-cell office:value-type="float" office:value="60076" table:style-name="ce20">
            <text:p>60,076</text:p>
          </table:table-cell>
          <table:table-cell office:value-type="float" office:value="4.9384215159231664" table:style-name="ce21">
            <text:p>4.94</text:p>
          </table:table-cell>
          <table:table-cell office:value-type="float" office:value="2110431" table:style-name="ce20">
            <text:p>2,110,431</text:p>
          </table:table-cell>
          <table:table-cell office:value-type="float" office:value="986057" table:style-name="ce20">
            <text:p>986,057</text:p>
          </table:table-cell>
          <table:table-cell office:value-type="float" office:value="1124374" table:style-name="ce20">
            <text:p>1,124,374</text:p>
          </table:table-cell>
          <table:table-cell office:value-type="float" office:value="82.933721588229744" table:style-name="ce21">
            <text:p>82.93</text:p>
          </table:table-cell>
          <table:table-cell office:value-type="float" office:value="502686" table:style-name="ce20">
            <text:p>502,686</text:p>
          </table:table-cell>
          <table:table-cell office:value-type="float" office:value="222980" table:style-name="ce20">
            <text:p>222,980</text:p>
          </table:table-cell>
          <table:table-cell office:value-type="float" office:value="279706" table:style-name="ce20">
            <text:p>279,706</text:p>
          </table:table-cell>
          <table:table-cell office:value-type="float" office:value="19.754079034235595" table:style-name="ce21">
            <text:p>19.75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桃園市</text:p>
          </table:table-cell>
          <table:table-cell office:value-type="float" office:value="2272812" table:style-name="ce20">
            <text:p>2,272,812</text:p>
          </table:table-cell>
          <table:table-cell office:value-type="float" office:value="1125649" table:style-name="ce20">
            <text:p>1,125,649</text:p>
          </table:table-cell>
          <table:table-cell office:value-type="float" office:value="1147163" table:style-name="ce20">
            <text:p>1,147,163</text:p>
          </table:table-cell>
          <table:table-cell office:value-type="float" office:value="105610" table:style-name="ce20">
            <text:p>105,610</text:p>
          </table:table-cell>
          <table:table-cell office:value-type="float" office:value="54718" table:style-name="ce20">
            <text:p>54,718</text:p>
          </table:table-cell>
          <table:table-cell office:value-type="float" office:value="50892" table:style-name="ce20">
            <text:p>50,892</text:p>
          </table:table-cell>
          <table:table-cell office:value-type="float" office:value="4.6466667722627299" table:style-name="ce21">
            <text:p>4.65</text:p>
          </table:table-cell>
          <table:table-cell office:value-type="float" office:value="153296" table:style-name="ce20">
            <text:p>153,296</text:p>
          </table:table-cell>
          <table:table-cell office:value-type="float" office:value="79479" table:style-name="ce20">
            <text:p>79,479</text:p>
          </table:table-cell>
          <table:table-cell office:value-type="float" office:value="73817" table:style-name="ce20">
            <text:p>73,817</text:p>
          </table:table-cell>
          <table:table-cell office:value-type="float" office:value="6.7447725548791544" table:style-name="ce22">
            <text:p>6.74</text:p>
          </table:table-cell>
          <table:table-cell office:value-type="float" office:value="262957" table:style-name="ce20">
            <text:p>262,957</text:p>
          </table:table-cell>
          <table:table-cell office:value-type="float" office:value="136447" table:style-name="ce20">
            <text:p>136,447</text:p>
          </table:table-cell>
          <table:table-cell office:value-type="float" office:value="126510" table:style-name="ce20">
            <text:p>126,510</text:p>
          </table:table-cell>
          <table:table-cell office:value-type="float" office:value="11.569676682453277" table:style-name="ce21">
            <text:p>11.57</text:p>
          </table:table-cell>
          <table:table-cell office:value-type="float" office:value="283867" table:style-name="ce20">
            <text:p>283,867</text:p>
          </table:table-cell>
          <table:table-cell office:value-type="float" office:value="147322" table:style-name="ce20">
            <text:p>147,322</text:p>
          </table:table-cell>
          <table:table-cell office:value-type="float" office:value="136545" table:style-name="ce20">
            <text:p>136,545</text:p>
          </table:table-cell>
          <table:table-cell office:value-type="float" office:value="12.4896823846407" table:style-name="ce21">
            <text:p>12.49</text:p>
          </table:table-cell>
          <table:table-cell office:value-type="float" office:value="131998" table:style-name="ce20">
            <text:p>131,998</text:p>
          </table:table-cell>
          <table:table-cell office:value-type="float" office:value="69276" table:style-name="ce20">
            <text:p>69,276</text:p>
          </table:table-cell>
          <table:table-cell office:value-type="float" office:value="62722" table:style-name="ce20">
            <text:p>62,722</text:p>
          </table:table-cell>
          <table:table-cell office:value-type="float" office:value="5.8076954891121657" table:style-name="ce21">
            <text:p>5.81</text:p>
          </table:table-cell>
          <table:table-cell office:value-type="float" office:value="1827789" table:style-name="ce20">
            <text:p>1,827,789</text:p>
          </table:table-cell>
          <table:table-cell office:value-type="float" office:value="893773" table:style-name="ce20">
            <text:p>893,773</text:p>
          </table:table-cell>
          <table:table-cell office:value-type="float" office:value="934016" table:style-name="ce20">
            <text:p>934,016</text:p>
          </table:table-cell>
          <table:table-cell office:value-type="float" office:value="80.419717952914709" table:style-name="ce21">
            <text:p>80.42</text:p>
          </table:table-cell>
          <table:table-cell office:value-type="float" office:value="305700" table:style-name="ce20">
            <text:p>305,700</text:p>
          </table:table-cell>
          <table:table-cell office:value-type="float" office:value="139402" table:style-name="ce20">
            <text:p>139,402</text:p>
          </table:table-cell>
          <table:table-cell office:value-type="float" office:value="166298" table:style-name="ce20">
            <text:p>166,298</text:p>
          </table:table-cell>
          <table:table-cell office:value-type="float" office:value="13.450298572869205" table:style-name="ce21">
            <text:p>13.45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中市</text:p>
          </table:table-cell>
          <table:table-cell office:value-type="float" office:value="2816393" table:style-name="ce20">
            <text:p>2,816,393</text:p>
          </table:table-cell>
          <table:table-cell office:value-type="float" office:value="1382499" table:style-name="ce20">
            <text:p>1,382,499</text:p>
          </table:table-cell>
          <table:table-cell office:value-type="float" office:value="1433894" table:style-name="ce20">
            <text:p>1,433,894</text:p>
          </table:table-cell>
          <table:table-cell office:value-type="float" office:value="117071" table:style-name="ce20">
            <text:p>117,071</text:p>
          </table:table-cell>
          <table:table-cell office:value-type="float" office:value="60691" table:style-name="ce20">
            <text:p>60,691</text:p>
          </table:table-cell>
          <table:table-cell office:value-type="float" office:value="56380" table:style-name="ce20">
            <text:p>56,380</text:p>
          </table:table-cell>
          <table:table-cell office:value-type="float" office:value="4.1567707347660647" table:style-name="ce21">
            <text:p>4.16</text:p>
          </table:table-cell>
          <table:table-cell office:value-type="float" office:value="175960" table:style-name="ce20">
            <text:p>175,960</text:p>
          </table:table-cell>
          <table:table-cell office:value-type="float" office:value="91295" table:style-name="ce20">
            <text:p>91,295</text:p>
          </table:table-cell>
          <table:table-cell office:value-type="float" office:value="84665" table:style-name="ce20">
            <text:p>84,665</text:p>
          </table:table-cell>
          <table:table-cell office:value-type="float" office:value="6.247707617509346" table:style-name="ce22">
            <text:p>6.25</text:p>
          </table:table-cell>
          <table:table-cell office:value-type="float" office:value="310290" table:style-name="ce20">
            <text:p>310,290</text:p>
          </table:table-cell>
          <table:table-cell office:value-type="float" office:value="161007" table:style-name="ce20">
            <text:p>161,007</text:p>
          </table:table-cell>
          <table:table-cell office:value-type="float" office:value="149283" table:style-name="ce20">
            <text:p>149,283</text:p>
          </table:table-cell>
          <table:table-cell office:value-type="float" office:value="11.017283454404268" table:style-name="ce21">
            <text:p>11.02</text:p>
          </table:table-cell>
          <table:table-cell office:value-type="float" office:value="335706" table:style-name="ce20">
            <text:p>335,706</text:p>
          </table:table-cell>
          <table:table-cell office:value-type="float" office:value="174328" table:style-name="ce20">
            <text:p>174,328</text:p>
          </table:table-cell>
          <table:table-cell office:value-type="float" office:value="161378" table:style-name="ce20">
            <text:p>161,378</text:p>
          </table:table-cell>
          <table:table-cell office:value-type="float" office:value="11.919714329640785" table:style-name="ce21">
            <text:p>11.92</text:p>
          </table:table-cell>
          <table:table-cell office:value-type="float" office:value="160253" table:style-name="ce20">
            <text:p>160,253</text:p>
          </table:table-cell>
          <table:table-cell office:value-type="float" office:value="83268" table:style-name="ce20">
            <text:p>83,268</text:p>
          </table:table-cell>
          <table:table-cell office:value-type="float" office:value="76985" table:style-name="ce20">
            <text:p>76,985</text:p>
          </table:table-cell>
          <table:table-cell office:value-type="float" office:value="5.6900084611771158" table:style-name="ce21">
            <text:p>5.69</text:p>
          </table:table-cell>
          <table:table-cell office:value-type="float" office:value="2285159" table:style-name="ce20">
            <text:p>2,285,159</text:p>
          </table:table-cell>
          <table:table-cell office:value-type="float" office:value="1106778" table:style-name="ce20">
            <text:p>1,106,778</text:p>
          </table:table-cell>
          <table:table-cell office:value-type="float" office:value="1178381" table:style-name="ce20">
            <text:p>1,178,381</text:p>
          </table:table-cell>
          <table:table-cell office:value-type="float" office:value="81.137788653785179" table:style-name="ce21">
            <text:p>81.14</text:p>
          </table:table-cell>
          <table:table-cell office:value-type="float" office:value="400091" table:style-name="ce20">
            <text:p>400,091</text:p>
          </table:table-cell>
          <table:table-cell office:value-type="float" office:value="181974" table:style-name="ce20">
            <text:p>181,974</text:p>
          </table:table-cell>
          <table:table-cell office:value-type="float" office:value="218117" table:style-name="ce20">
            <text:p>218,117</text:p>
          </table:table-cell>
          <table:table-cell office:value-type="float" office:value="14.205794432808204" table:style-name="ce21">
            <text:p>14.21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臺南市</text:p>
          </table:table-cell>
          <table:table-cell office:value-type="float" office:value="1866073" table:style-name="ce20">
            <text:p>1,866,073</text:p>
          </table:table-cell>
          <table:table-cell office:value-type="float" office:value="929345" table:style-name="ce20">
            <text:p>929,345</text:p>
          </table:table-cell>
          <table:table-cell office:value-type="float" office:value="936728" table:style-name="ce20">
            <text:p>936,728</text:p>
          </table:table-cell>
          <table:table-cell office:value-type="float" office:value="63322" table:style-name="ce20">
            <text:p>63,322</text:p>
          </table:table-cell>
          <table:table-cell office:value-type="float" office:value="32765" table:style-name="ce20">
            <text:p>32,765</text:p>
          </table:table-cell>
          <table:table-cell office:value-type="float" office:value="30557" table:style-name="ce20">
            <text:p>30,557</text:p>
          </table:table-cell>
          <table:table-cell office:value-type="float" office:value="3.3933291998758892" table:style-name="ce21">
            <text:p>3.39</text:p>
          </table:table-cell>
          <table:table-cell office:value-type="float" office:value="96357" table:style-name="ce20">
            <text:p>96,357</text:p>
          </table:table-cell>
          <table:table-cell office:value-type="float" office:value="50041" table:style-name="ce20">
            <text:p>50,041</text:p>
          </table:table-cell>
          <table:table-cell office:value-type="float" office:value="46316" table:style-name="ce20">
            <text:p>46,316</text:p>
          </table:table-cell>
          <table:table-cell office:value-type="float" office:value="5.163624359818721" table:style-name="ce22">
            <text:p>5.16</text:p>
          </table:table-cell>
          <table:table-cell office:value-type="float" office:value="173407" table:style-name="ce20">
            <text:p>173,407</text:p>
          </table:table-cell>
          <table:table-cell office:value-type="float" office:value="90003" table:style-name="ce20">
            <text:p>90,003</text:p>
          </table:table-cell>
          <table:table-cell office:value-type="float" office:value="83404" table:style-name="ce20">
            <text:p>83,404</text:p>
          </table:table-cell>
          <table:table-cell office:value-type="float" office:value="9.2926160980840518" table:style-name="ce21">
            <text:p>9.29</text:p>
          </table:table-cell>
          <table:table-cell office:value-type="float" office:value="188768" table:style-name="ce20">
            <text:p>188,768</text:p>
          </table:table-cell>
          <table:table-cell office:value-type="float" office:value="97880" table:style-name="ce20">
            <text:p>97,880</text:p>
          </table:table-cell>
          <table:table-cell office:value-type="float" office:value="90888" table:style-name="ce20">
            <text:p>90,888</text:p>
          </table:table-cell>
          <table:table-cell office:value-type="float" office:value="10.115788610627773" table:style-name="ce21">
            <text:p>10.12</text:p>
          </table:table-cell>
          <table:table-cell office:value-type="float" office:value="94242" table:style-name="ce20">
            <text:p>94,242</text:p>
          </table:table-cell>
          <table:table-cell office:value-type="float" office:value="48986" table:style-name="ce20">
            <text:p>48,986</text:p>
          </table:table-cell>
          <table:table-cell office:value-type="float" office:value="45256" table:style-name="ce20">
            <text:p>45,256</text:p>
          </table:table-cell>
          <table:table-cell office:value-type="float" office:value="5.0502847423439485" table:style-name="ce21">
            <text:p>5.05</text:p>
          </table:table-cell>
          <table:table-cell office:value-type="float" office:value="1563075" table:style-name="ce20">
            <text:p>1,563,075</text:p>
          </table:table-cell>
          <table:table-cell office:value-type="float" office:value="771888" table:style-name="ce20">
            <text:p>771,888</text:p>
          </table:table-cell>
          <table:table-cell office:value-type="float" office:value="791187" table:style-name="ce20">
            <text:p>791,187</text:p>
          </table:table-cell>
          <table:table-cell office:value-type="float" office:value="83.762800276302158" table:style-name="ce21">
            <text:p>83.76</text:p>
          </table:table-cell>
          <table:table-cell office:value-type="float" office:value="319633" table:style-name="ce20">
            <text:p>319,633</text:p>
          </table:table-cell>
          <table:table-cell office:value-type="float" office:value="146859" table:style-name="ce20">
            <text:p>146,859</text:p>
          </table:table-cell>
          <table:table-cell office:value-type="float" office:value="172774" table:style-name="ce20">
            <text:p>172,774</text:p>
          </table:table-cell>
          <table:table-cell office:value-type="float" office:value="17.12864394908452" table:style-name="ce21">
            <text:p>17.13</text:p>
          </table:table-cell>
          <table:table-cell table:number-columns-repeated="16352"/>
        </table:table-row>
        <table:table-row table:style-name="ro7">
          <table:table-cell office:value-type="string" table:style-name="ce19">
            <text:p>高雄市</text:p>
          </table:table-cell>
          <table:table-cell office:value-type="float" office:value="2751317" table:style-name="ce20">
            <text:p>2,751,317</text:p>
          </table:table-cell>
          <table:table-cell office:value-type="float" office:value="1356111" table:style-name="ce20">
            <text:p>1,356,111</text:p>
          </table:table-cell>
          <table:table-cell office:value-type="float" office:value="1395206" table:style-name="ce20">
            <text:p>1,395,206</text:p>
          </table:table-cell>
          <table:table-cell office:value-type="float" office:value="97323" table:style-name="ce20">
            <text:p>97,323</text:p>
          </table:table-cell>
          <table:table-cell office:value-type="float" office:value="50392" table:style-name="ce20">
            <text:p>50,392</text:p>
          </table:table-cell>
          <table:table-cell office:value-type="float" office:value="46931" table:style-name="ce20">
            <text:p>46,931</text:p>
          </table:table-cell>
          <table:table-cell office:value-type="float" office:value="3.5373241251371619" table:style-name="ce21">
            <text:p>3.54</text:p>
          </table:table-cell>
          <table:table-cell office:value-type="float" office:value="143417" table:style-name="ce20">
            <text:p>143,417</text:p>
          </table:table-cell>
          <table:table-cell office:value-type="float" office:value="74404" table:style-name="ce20">
            <text:p>74,404</text:p>
          </table:table-cell>
          <table:table-cell office:value-type="float" office:value="69013" table:style-name="ce20">
            <text:p>69,013</text:p>
          </table:table-cell>
          <table:table-cell office:value-type="float" office:value="5.2126672426332554" table:style-name="ce22">
            <text:p>5.21</text:p>
          </table:table-cell>
          <table:table-cell office:value-type="float" office:value="251985" table:style-name="ce20">
            <text:p>251,985</text:p>
          </table:table-cell>
          <table:table-cell office:value-type="float" office:value="130573" table:style-name="ce20">
            <text:p>130,573</text:p>
          </table:table-cell>
          <table:table-cell office:value-type="float" office:value="121412" table:style-name="ce20">
            <text:p>121,412</text:p>
          </table:table-cell>
          <table:table-cell office:value-type="float" office:value="9.1587047221385252" table:style-name="ce21">
            <text:p>9.16</text:p>
          </table:table-cell>
          <table:table-cell office:value-type="float" office:value="273457" table:style-name="ce20">
            <text:p>273,457</text:p>
          </table:table-cell>
          <table:table-cell office:value-type="float" office:value="141658" table:style-name="ce20">
            <text:p>141,658</text:p>
          </table:table-cell>
          <table:table-cell office:value-type="float" office:value="131799" table:style-name="ce20">
            <text:p>131,799</text:p>
          </table:table-cell>
          <table:table-cell office:value-type="float" office:value="9.93913096891416" table:style-name="ce21">
            <text:p>9.94</text:p>
          </table:table-cell>
          <table:table-cell office:value-type="float" office:value="137612" table:style-name="ce20">
            <text:p>137,612</text:p>
          </table:table-cell>
          <table:table-cell office:value-type="float" office:value="71739" table:style-name="ce20">
            <text:p>71,739</text:p>
          </table:table-cell>
          <table:table-cell office:value-type="float" office:value="65873" table:style-name="ce20">
            <text:p>65,873</text:p>
          </table:table-cell>
          <table:table-cell office:value-type="float" office:value="5.0016773785063657" table:style-name="ce21">
            <text:p>5.00</text:p>
          </table:table-cell>
          <table:table-cell office:value-type="float" office:value="2308321" table:style-name="ce20">
            <text:p>2,308,321</text:p>
          </table:table-cell>
          <table:table-cell office:value-type="float" office:value="1126082" table:style-name="ce20">
            <text:p>1,126,082</text:p>
          </table:table-cell>
          <table:table-cell office:value-type="float" office:value="1182239" table:style-name="ce20">
            <text:p>1,182,239</text:p>
          </table:table-cell>
          <table:table-cell office:value-type="float" office:value="83.898765572996496" table:style-name="ce21">
            <text:p>83.90</text:p>
          </table:table-cell>
          <table:table-cell office:value-type="float" office:value="476952" table:style-name="ce20">
            <text:p>476,952</text:p>
          </table:table-cell>
          <table:table-cell office:value-type="float" office:value="215557" table:style-name="ce20">
            <text:p>215,557</text:p>
          </table:table-cell>
          <table:table-cell office:value-type="float" office:value="261395" table:style-name="ce20">
            <text:p>261,395</text:p>
          </table:table-cell>
          <table:table-cell office:value-type="float" office:value="17.33540700689888" table:style-name="ce21">
            <text:p>17.34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臺灣省</text:p>
          </table:table-cell>
          <table:table-cell office:value-type="float" office:value="7007716" table:style-name="ce20">
            <text:p>7,007,716</text:p>
          </table:table-cell>
          <table:table-cell office:value-type="float" office:value="3561871" table:style-name="ce20">
            <text:p>3,561,871</text:p>
          </table:table-cell>
          <table:table-cell office:value-type="float" office:value="3445845" table:style-name="ce20">
            <text:p>3,445,845</text:p>
          </table:table-cell>
          <table:table-cell office:value-type="float" office:value="248242" table:style-name="ce20">
            <text:p>248,242</text:p>
          </table:table-cell>
          <table:table-cell office:value-type="float" office:value="128779" table:style-name="ce20">
            <text:p>128,779</text:p>
          </table:table-cell>
          <table:table-cell office:value-type="float" office:value="119463" table:style-name="ce20">
            <text:p>119,463</text:p>
          </table:table-cell>
          <table:table-cell office:value-type="float" office:value="3.5424095382860834" table:style-name="ce21">
            <text:p>3.54</text:p>
          </table:table-cell>
          <table:table-cell office:value-type="float" office:value="367482" table:style-name="ce20">
            <text:p>367,482</text:p>
          </table:table-cell>
          <table:table-cell office:value-type="float" office:value="190463" table:style-name="ce20">
            <text:p>190,463</text:p>
          </table:table-cell>
          <table:table-cell office:value-type="float" office:value="177019" table:style-name="ce20">
            <text:p>177,019</text:p>
          </table:table-cell>
          <table:table-cell office:value-type="float" office:value="5.243962512179432" table:style-name="ce22">
            <text:p>5.24</text:p>
          </table:table-cell>
          <table:table-cell office:value-type="float" office:value="656491" table:style-name="ce20">
            <text:p>656,491</text:p>
          </table:table-cell>
          <table:table-cell office:value-type="float" office:value="340698" table:style-name="ce20">
            <text:p>340,698</text:p>
          </table:table-cell>
          <table:table-cell office:value-type="float" office:value="315793" table:style-name="ce20">
            <text:p>315,793</text:p>
          </table:table-cell>
          <table:table-cell office:value-type="float" office:value="9.3681165161373556" table:style-name="ce21">
            <text:p>9.37</text:p>
          </table:table-cell>
          <table:table-cell office:value-type="float" office:value="714525" table:style-name="ce20">
            <text:p>714,525</text:p>
          </table:table-cell>
          <table:table-cell office:value-type="float" office:value="371011" table:style-name="ce20">
            <text:p>371,011</text:p>
          </table:table-cell>
          <table:table-cell office:value-type="float" office:value="343514" table:style-name="ce20">
            <text:p>343,514</text:p>
          </table:table-cell>
          <table:table-cell office:value-type="float" office:value="10.196260807372902" table:style-name="ce21">
            <text:p>10.20</text:p>
          </table:table-cell>
          <table:table-cell office:value-type="float" office:value="375278" table:style-name="ce20">
            <text:p>375,278</text:p>
          </table:table-cell>
          <table:table-cell office:value-type="float" office:value="196843" table:style-name="ce20">
            <text:p>196,843</text:p>
          </table:table-cell>
          <table:table-cell office:value-type="float" office:value="178435" table:style-name="ce20">
            <text:p>178,435</text:p>
          </table:table-cell>
          <table:table-cell office:value-type="float" office:value="5.355211312787219" table:style-name="ce21">
            <text:p>5.36</text:p>
          </table:table-cell>
          <table:table-cell office:value-type="float" office:value="5823550" table:style-name="ce20">
            <text:p>5,823,550</text:p>
          </table:table-cell>
          <table:table-cell office:value-type="float" office:value="2944326" table:style-name="ce20">
            <text:p>2,944,326</text:p>
          </table:table-cell>
          <table:table-cell office:value-type="float" office:value="2879224" table:style-name="ce20">
            <text:p>2,879,224</text:p>
          </table:table-cell>
          <table:table-cell office:value-type="float" office:value="83.101969314966524" table:style-name="ce21">
            <text:p>83.10</text:p>
          </table:table-cell>
          <table:table-cell office:value-type="float" office:value="1235741" table:style-name="ce20">
            <text:p>1,235,741</text:p>
          </table:table-cell>
          <table:table-cell office:value-type="float" office:value="571629" table:style-name="ce20">
            <text:p>571,629</text:p>
          </table:table-cell>
          <table:table-cell office:value-type="float" office:value="664112" table:style-name="ce20">
            <text:p>664,112</text:p>
          </table:table-cell>
          <table:table-cell office:value-type="float" office:value="17.634005145185679" table:style-name="ce21">
            <text:p>17.63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宜蘭縣</text:p>
          </table:table-cell>
          <table:table-cell office:value-type="float" office:value="451422" table:style-name="ce24">
            <text:p>451,422</text:p>
          </table:table-cell>
          <table:table-cell office:value-type="float" office:value="227385" table:style-name="ce24">
            <text:p>227,385</text:p>
          </table:table-cell>
          <table:table-cell office:value-type="float" office:value="224037" table:style-name="ce24">
            <text:p>224,037</text:p>
          </table:table-cell>
          <table:table-cell office:value-type="float" office:value="15656" table:style-name="ce24">
            <text:p>15,656</text:p>
          </table:table-cell>
          <table:table-cell office:value-type="float" office:value="8067" table:style-name="ce24">
            <text:p>8,067</text:p>
          </table:table-cell>
          <table:table-cell office:value-type="float" office:value="7589" table:style-name="ce24">
            <text:p>7,589</text:p>
          </table:table-cell>
          <table:table-cell office:value-type="float" office:value="3.4681517515761304" table:style-name="ce25">
            <text:p>3.47</text:p>
          </table:table-cell>
          <table:table-cell office:value-type="float" office:value="23060" table:style-name="ce24">
            <text:p>23,060</text:p>
          </table:table-cell>
          <table:table-cell office:value-type="float" office:value="11894" table:style-name="ce24">
            <text:p>11,894</text:p>
          </table:table-cell>
          <table:table-cell office:value-type="float" office:value="11166" table:style-name="ce24">
            <text:p>11,166</text:p>
          </table:table-cell>
          <table:table-cell office:value-type="float" office:value="5.1083022094625434" table:style-name="ce26">
            <text:p>5.11</text:p>
          </table:table-cell>
          <table:table-cell office:value-type="float" office:value="41258" table:style-name="ce24">
            <text:p>41,258</text:p>
          </table:table-cell>
          <table:table-cell office:value-type="float" office:value="21363" table:style-name="ce24">
            <text:p>21,363</text:p>
          </table:table-cell>
          <table:table-cell office:value-type="float" office:value="19895" table:style-name="ce24">
            <text:p>19,895</text:p>
          </table:table-cell>
          <table:table-cell office:value-type="float" office:value="9.1395634240245265" table:style-name="ce25">
            <text:p>9.14</text:p>
          </table:table-cell>
          <table:table-cell office:value-type="float" office:value="44999" table:style-name="ce24">
            <text:p>44,999</text:p>
          </table:table-cell>
          <table:table-cell office:value-type="float" office:value="23306" table:style-name="ce24">
            <text:p>23,306</text:p>
          </table:table-cell>
          <table:table-cell office:value-type="float" office:value="21693" table:style-name="ce24">
            <text:p>21,693</text:p>
          </table:table-cell>
          <table:table-cell office:value-type="float" office:value="9.9682780192369886" table:style-name="ce25">
            <text:p>9.97</text:p>
          </table:table-cell>
          <table:table-cell office:value-type="float" office:value="23409" table:style-name="ce24">
            <text:p>23,409</text:p>
          </table:table-cell>
          <table:table-cell office:value-type="float" office:value="12162" table:style-name="ce24">
            <text:p>12,162</text:p>
          </table:table-cell>
          <table:table-cell office:value-type="float" office:value="11247" table:style-name="ce24">
            <text:p>11,247</text:p>
          </table:table-cell>
          <table:table-cell office:value-type="float" office:value="5.1856134614617808" table:style-name="ce25">
            <text:p>5.19</text:p>
          </table:table-cell>
          <table:table-cell office:value-type="float" office:value="377421" table:style-name="ce24">
            <text:p>377,421</text:p>
          </table:table-cell>
          <table:table-cell office:value-type="float" office:value="188992" table:style-name="ce24">
            <text:p>188,992</text:p>
          </table:table-cell>
          <table:table-cell office:value-type="float" office:value="188429" table:style-name="ce24">
            <text:p>188,429</text:p>
          </table:table-cell>
          <table:table-cell office:value-type="float" office:value="83.60713478740513" table:style-name="ce25">
            <text:p>83.61</text:p>
          </table:table-cell>
          <table:table-cell office:value-type="float" office:value="80484" table:style-name="ce24">
            <text:p>80,484</text:p>
          </table:table-cell>
          <table:table-cell office:value-type="float" office:value="37217" table:style-name="ce24">
            <text:p>37,217</text:p>
          </table:table-cell>
          <table:table-cell office:value-type="float" office:value="43267" table:style-name="ce24">
            <text:p>43,267</text:p>
          </table:table-cell>
          <table:table-cell office:value-type="float" office:value="17.828993713199623" table:style-name="ce25">
            <text:p>17.83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縣</text:p>
          </table:table-cell>
          <table:table-cell office:value-type="float" office:value="574512" table:style-name="ce24">
            <text:p>574,512</text:p>
          </table:table-cell>
          <table:table-cell office:value-type="float" office:value="293279" table:style-name="ce24">
            <text:p>293,279</text:p>
          </table:table-cell>
          <table:table-cell office:value-type="float" office:value="281233" table:style-name="ce24">
            <text:p>281,233</text:p>
          </table:table-cell>
          <table:table-cell office:value-type="float" office:value="27250" table:style-name="ce24">
            <text:p>27,250</text:p>
          </table:table-cell>
          <table:table-cell office:value-type="float" office:value="14122" table:style-name="ce24">
            <text:p>14,122</text:p>
          </table:table-cell>
          <table:table-cell office:value-type="float" office:value="13128" table:style-name="ce24">
            <text:p>13,128</text:p>
          </table:table-cell>
          <table:table-cell office:value-type="float" office:value="4.7431559305984905" table:style-name="ce25">
            <text:p>4.74</text:p>
          </table:table-cell>
          <table:table-cell office:value-type="float" office:value="41072" table:style-name="ce24">
            <text:p>41,072</text:p>
          </table:table-cell>
          <table:table-cell office:value-type="float" office:value="21353" table:style-name="ce24">
            <text:p>21,353</text:p>
          </table:table-cell>
          <table:table-cell office:value-type="float" office:value="19719" table:style-name="ce24">
            <text:p>19,719</text:p>
          </table:table-cell>
          <table:table-cell office:value-type="float" office:value="7.149023867212521" table:style-name="ce26">
            <text:p>7.15</text:p>
          </table:table-cell>
          <table:table-cell office:value-type="float" office:value="73408" table:style-name="ce24">
            <text:p>73,408</text:p>
          </table:table-cell>
          <table:table-cell office:value-type="float" office:value="38017" table:style-name="ce24">
            <text:p>38,017</text:p>
          </table:table-cell>
          <table:table-cell office:value-type="float" office:value="35391" table:style-name="ce24">
            <text:p>35,391</text:p>
          </table:table-cell>
          <table:table-cell office:value-type="float" office:value="12.777452864343999" table:style-name="ce25">
            <text:p>12.78</text:p>
          </table:table-cell>
          <table:table-cell office:value-type="float" office:value="79515" table:style-name="ce24">
            <text:p>79,515</text:p>
          </table:table-cell>
          <table:table-cell office:value-type="float" office:value="41187" table:style-name="ce24">
            <text:p>41,187</text:p>
          </table:table-cell>
          <table:table-cell office:value-type="float" office:value="38328" table:style-name="ce24">
            <text:p>38,328</text:p>
          </table:table-cell>
          <table:table-cell office:value-type="float" office:value="13.840441975102348" table:style-name="ce25">
            <text:p>13.84</text:p>
          </table:table-cell>
          <table:table-cell office:value-type="float" office:value="36601" table:style-name="ce24">
            <text:p>36,601</text:p>
          </table:table-cell>
          <table:table-cell office:value-type="float" office:value="19148" table:style-name="ce24">
            <text:p>19,148</text:p>
          </table:table-cell>
          <table:table-cell office:value-type="float" office:value="17453" table:style-name="ce24">
            <text:p>17,453</text:p>
          </table:table-cell>
          <table:table-cell office:value-type="float" office:value="6.3707981730581782" table:style-name="ce25">
            <text:p>6.37</text:p>
          </table:table-cell>
          <table:table-cell office:value-type="float" office:value="451446" table:style-name="ce24">
            <text:p>451,446</text:p>
          </table:table-cell>
          <table:table-cell office:value-type="float" office:value="229176" table:style-name="ce24">
            <text:p>229,176</text:p>
          </table:table-cell>
          <table:table-cell office:value-type="float" office:value="222270" table:style-name="ce24">
            <text:p>222,270</text:p>
          </table:table-cell>
          <table:table-cell office:value-type="float" office:value="78.57903751357675" table:style-name="ce25">
            <text:p>78.58</text:p>
          </table:table-cell>
          <table:table-cell office:value-type="float" office:value="76072" table:style-name="ce24">
            <text:p>76,072</text:p>
          </table:table-cell>
          <table:table-cell office:value-type="float" office:value="36268" table:style-name="ce24">
            <text:p>36,268</text:p>
          </table:table-cell>
          <table:table-cell office:value-type="float" office:value="39804" table:style-name="ce24">
            <text:p>39,804</text:p>
          </table:table-cell>
          <table:table-cell office:value-type="float" office:value="13.241150750550032" table:style-name="ce25">
            <text:p>13.2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苗栗縣</text:p>
          </table:table-cell>
          <table:table-cell office:value-type="float" office:value="539361" table:style-name="ce24">
            <text:p>539,361</text:p>
          </table:table-cell>
          <table:table-cell office:value-type="float" office:value="278012" table:style-name="ce24">
            <text:p>278,012</text:p>
          </table:table-cell>
          <table:table-cell office:value-type="float" office:value="261349" table:style-name="ce24">
            <text:p>261,349</text:p>
          </table:table-cell>
          <table:table-cell office:value-type="float" office:value="16894" table:style-name="ce24">
            <text:p>16,894</text:p>
          </table:table-cell>
          <table:table-cell office:value-type="float" office:value="8718" table:style-name="ce24">
            <text:p>8,718</text:p>
          </table:table-cell>
          <table:table-cell office:value-type="float" office:value="8176" table:style-name="ce24">
            <text:p>8,176</text:p>
          </table:table-cell>
          <table:table-cell office:value-type="float" office:value="3.1322249847504731" table:style-name="ce25">
            <text:p>3.13</text:p>
          </table:table-cell>
          <table:table-cell office:value-type="float" office:value="26731" table:style-name="ce24">
            <text:p>26,731</text:p>
          </table:table-cell>
          <table:table-cell office:value-type="float" office:value="13775" table:style-name="ce24">
            <text:p>13,775</text:p>
          </table:table-cell>
          <table:table-cell office:value-type="float" office:value="12956" table:style-name="ce24">
            <text:p>12,956</text:p>
          </table:table-cell>
          <table:table-cell office:value-type="float" office:value="4.9560498441674499" table:style-name="ce26">
            <text:p>4.96</text:p>
          </table:table-cell>
          <table:table-cell office:value-type="float" office:value="50228" table:style-name="ce24">
            <text:p>50,228</text:p>
          </table:table-cell>
          <table:table-cell office:value-type="float" office:value="25863" table:style-name="ce24">
            <text:p>25,863</text:p>
          </table:table-cell>
          <table:table-cell office:value-type="float" office:value="24365" table:style-name="ce24">
            <text:p>24,365</text:p>
          </table:table-cell>
          <table:table-cell office:value-type="float" office:value="9.3125012746564906" table:style-name="ce25">
            <text:p>9.31</text:p>
          </table:table-cell>
          <table:table-cell office:value-type="float" office:value="54743" table:style-name="ce24">
            <text:p>54,743</text:p>
          </table:table-cell>
          <table:table-cell office:value-type="float" office:value="28222" table:style-name="ce24">
            <text:p>28,222</text:p>
          </table:table-cell>
          <table:table-cell office:value-type="float" office:value="26521" table:style-name="ce24">
            <text:p>26,521</text:p>
          </table:table-cell>
          <table:table-cell office:value-type="float" office:value="10.149602956090634" table:style-name="ce25">
            <text:p>10.15</text:p>
          </table:table-cell>
          <table:table-cell office:value-type="float" office:value="29517" table:style-name="ce24">
            <text:p>29,517</text:p>
          </table:table-cell>
          <table:table-cell office:value-type="float" office:value="15582" table:style-name="ce24">
            <text:p>15,582</text:p>
          </table:table-cell>
          <table:table-cell office:value-type="float" office:value="13935" table:style-name="ce24">
            <text:p>13,935</text:p>
          </table:table-cell>
          <table:table-cell office:value-type="float" office:value="5.4725870057345638" table:style-name="ce25">
            <text:p>5.47</text:p>
          </table:table-cell>
          <table:table-cell office:value-type="float" office:value="447659" table:style-name="ce24">
            <text:p>447,659</text:p>
          </table:table-cell>
          <table:table-cell office:value-type="float" office:value="230105" table:style-name="ce24">
            <text:p>230,105</text:p>
          </table:table-cell>
          <table:table-cell office:value-type="float" office:value="217554" table:style-name="ce24">
            <text:p>217,554</text:p>
          </table:table-cell>
          <table:table-cell office:value-type="float" office:value="82.998029149308167" table:style-name="ce25">
            <text:p>83.00</text:p>
          </table:table-cell>
          <table:table-cell office:value-type="float" office:value="95069" table:style-name="ce24">
            <text:p>95,069</text:p>
          </table:table-cell>
          <table:table-cell office:value-type="float" office:value="45091" table:style-name="ce24">
            <text:p>45,091</text:p>
          </table:table-cell>
          <table:table-cell office:value-type="float" office:value="49978" table:style-name="ce24">
            <text:p>49,978</text:p>
          </table:table-cell>
          <table:table-cell office:value-type="float" office:value="17.626228073590784" table:style-name="ce25">
            <text:p>17.63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彰化縣</text:p>
          </table:table-cell>
          <table:table-cell office:value-type="float" office:value="1257992" table:style-name="ce24">
            <text:p>1,257,992</text:p>
          </table:table-cell>
          <table:table-cell office:value-type="float" office:value="639195" table:style-name="ce24">
            <text:p>639,195</text:p>
          </table:table-cell>
          <table:table-cell office:value-type="float" office:value="618797" table:style-name="ce24">
            <text:p>618,797</text:p>
          </table:table-cell>
          <table:table-cell office:value-type="float" office:value="51115" table:style-name="ce24">
            <text:p>51,115</text:p>
          </table:table-cell>
          <table:table-cell office:value-type="float" office:value="26541" table:style-name="ce24">
            <text:p>26,541</text:p>
          </table:table-cell>
          <table:table-cell office:value-type="float" office:value="24574" table:style-name="ce24">
            <text:p>24,574</text:p>
          </table:table-cell>
          <table:table-cell office:value-type="float" office:value="4.0632213877353749" table:style-name="ce25">
            <text:p>4.06</text:p>
          </table:table-cell>
          <table:table-cell office:value-type="float" office:value="72647" table:style-name="ce24">
            <text:p>72,647</text:p>
          </table:table-cell>
          <table:table-cell office:value-type="float" office:value="37729" table:style-name="ce24">
            <text:p>37,729</text:p>
          </table:table-cell>
          <table:table-cell office:value-type="float" office:value="34918" table:style-name="ce24">
            <text:p>34,918</text:p>
          </table:table-cell>
          <table:table-cell office:value-type="float" office:value="5.7748379957901168" table:style-name="ce26">
            <text:p>5.77</text:p>
          </table:table-cell>
          <table:table-cell office:value-type="float" office:value="124479" table:style-name="ce24">
            <text:p>124,479</text:p>
          </table:table-cell>
          <table:table-cell office:value-type="float" office:value="64701" table:style-name="ce24">
            <text:p>64,701</text:p>
          </table:table-cell>
          <table:table-cell office:value-type="float" office:value="59778" table:style-name="ce24">
            <text:p>59,778</text:p>
          </table:table-cell>
          <table:table-cell office:value-type="float" office:value="9.8950549765022355" table:style-name="ce25">
            <text:p>9.90</text:p>
          </table:table-cell>
          <table:table-cell office:value-type="float" office:value="134978" table:style-name="ce24">
            <text:p>134,978</text:p>
          </table:table-cell>
          <table:table-cell office:value-type="float" office:value="70208" table:style-name="ce24">
            <text:p>70,208</text:p>
          </table:table-cell>
          <table:table-cell office:value-type="float" office:value="64770" table:style-name="ce24">
            <text:p>64,770</text:p>
          </table:table-cell>
          <table:table-cell office:value-type="float" office:value="10.729638980216089" table:style-name="ce25">
            <text:p>10.73</text:p>
          </table:table-cell>
          <table:table-cell office:value-type="float" office:value="68802" table:style-name="ce24">
            <text:p>68,802</text:p>
          </table:table-cell>
          <table:table-cell office:value-type="float" office:value="36281" table:style-name="ce24">
            <text:p>36,281</text:p>
          </table:table-cell>
          <table:table-cell office:value-type="float" office:value="32521" table:style-name="ce24">
            <text:p>32,521</text:p>
          </table:table-cell>
          <table:table-cell office:value-type="float" office:value="5.4691921729231989" table:style-name="ce25">
            <text:p>5.47</text:p>
          </table:table-cell>
          <table:table-cell office:value-type="float" office:value="1036494" table:style-name="ce24">
            <text:p>1,036,494</text:p>
          </table:table-cell>
          <table:table-cell office:value-type="float" office:value="523401" table:style-name="ce24">
            <text:p>523,401</text:p>
          </table:table-cell>
          <table:table-cell office:value-type="float" office:value="513093" table:style-name="ce24">
            <text:p>513,093</text:p>
          </table:table-cell>
          <table:table-cell office:value-type="float" office:value="82.392733817067196" table:style-name="ce25">
            <text:p>82.39</text:p>
          </table:table-cell>
          <table:table-cell office:value-type="float" office:value="217191" table:style-name="ce24">
            <text:p>217,191</text:p>
          </table:table-cell>
          <table:table-cell office:value-type="float" office:value="100375" table:style-name="ce24">
            <text:p>100,375</text:p>
          </table:table-cell>
          <table:table-cell office:value-type="float" office:value="116816" table:style-name="ce24">
            <text:p>116,816</text:p>
          </table:table-cell>
          <table:table-cell office:value-type="float" office:value="17.264895166264967" table:style-name="ce25">
            <text:p>17.26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南投縣</text:p>
          </table:table-cell>
          <table:table-cell office:value-type="float" office:value="486455" table:style-name="ce24">
            <text:p>486,455</text:p>
          </table:table-cell>
          <table:table-cell office:value-type="float" office:value="248511" table:style-name="ce24">
            <text:p>248,511</text:p>
          </table:table-cell>
          <table:table-cell office:value-type="float" office:value="237944" table:style-name="ce24">
            <text:p>237,944</text:p>
          </table:table-cell>
          <table:table-cell office:value-type="float" office:value="14987" table:style-name="ce24">
            <text:p>14,987</text:p>
          </table:table-cell>
          <table:table-cell office:value-type="float" office:value="7865" table:style-name="ce24">
            <text:p>7,865</text:p>
          </table:table-cell>
          <table:table-cell office:value-type="float" office:value="7122" table:style-name="ce24">
            <text:p>7,122</text:p>
          </table:table-cell>
          <table:table-cell office:value-type="float" office:value="3.0808605112497558" table:style-name="ce25">
            <text:p>3.08</text:p>
          </table:table-cell>
          <table:table-cell office:value-type="float" office:value="22130" table:style-name="ce24">
            <text:p>22,130</text:p>
          </table:table-cell>
          <table:table-cell office:value-type="float" office:value="11549" table:style-name="ce24">
            <text:p>11,549</text:p>
          </table:table-cell>
          <table:table-cell office:value-type="float" office:value="10581" table:style-name="ce24">
            <text:p>10,581</text:p>
          </table:table-cell>
          <table:table-cell office:value-type="float" office:value="4.5492388812942615" table:style-name="ce26">
            <text:p>4.55</text:p>
          </table:table-cell>
          <table:table-cell office:value-type="float" office:value="39981" table:style-name="ce24">
            <text:p>39,981</text:p>
          </table:table-cell>
          <table:table-cell office:value-type="float" office:value="20831" table:style-name="ce24">
            <text:p>20,831</text:p>
          </table:table-cell>
          <table:table-cell office:value-type="float" office:value="19150" table:style-name="ce24">
            <text:p>19,150</text:p>
          </table:table-cell>
          <table:table-cell office:value-type="float" office:value="8.2188486088127366" table:style-name="ce25">
            <text:p>8.22</text:p>
          </table:table-cell>
          <table:table-cell office:value-type="float" office:value="43536" table:style-name="ce24">
            <text:p>43,536</text:p>
          </table:table-cell>
          <table:table-cell office:value-type="float" office:value="22680" table:style-name="ce24">
            <text:p>22,680</text:p>
          </table:table-cell>
          <table:table-cell office:value-type="float" office:value="20856" table:style-name="ce24">
            <text:p>20,856</text:p>
          </table:table-cell>
          <table:table-cell office:value-type="float" office:value="8.9496459076379118" table:style-name="ce25">
            <text:p>8.95</text:p>
          </table:table-cell>
          <table:table-cell office:value-type="float" office:value="24483" table:style-name="ce24">
            <text:p>24,483</text:p>
          </table:table-cell>
          <table:table-cell office:value-type="float" office:value="12691" table:style-name="ce24">
            <text:p>12,691</text:p>
          </table:table-cell>
          <table:table-cell office:value-type="float" office:value="11792" table:style-name="ce24">
            <text:p>11,792</text:p>
          </table:table-cell>
          <table:table-cell office:value-type="float" office:value="5.0329424098837503" table:style-name="ce25">
            <text:p>5.03</text:p>
          </table:table-cell>
          <table:table-cell office:value-type="float" office:value="411569" table:style-name="ce24">
            <text:p>411,569</text:p>
          </table:table-cell>
          <table:table-cell office:value-type="float" office:value="209552" table:style-name="ce24">
            <text:p>209,552</text:p>
          </table:table-cell>
          <table:table-cell office:value-type="float" office:value="202017" table:style-name="ce24">
            <text:p>202,017</text:p>
          </table:table-cell>
          <table:table-cell office:value-type="float" office:value="84.605770317912246" table:style-name="ce25">
            <text:p>84.61</text:p>
          </table:table-cell>
          <table:table-cell office:value-type="float" office:value="93784" table:style-name="ce24">
            <text:p>93,784</text:p>
          </table:table-cell>
          <table:table-cell office:value-type="float" office:value="44096" table:style-name="ce24">
            <text:p>44,096</text:p>
          </table:table-cell>
          <table:table-cell office:value-type="float" office:value="49688" table:style-name="ce24">
            <text:p>49,688</text:p>
          </table:table-cell>
          <table:table-cell office:value-type="float" office:value="19.279070006475418" table:style-name="ce25">
            <text:p>19.28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雲林縣</text:p>
          </table:table-cell>
          <table:table-cell office:value-type="float" office:value="671686" table:style-name="ce24">
            <text:p>671,686</text:p>
          </table:table-cell>
          <table:table-cell office:value-type="float" office:value="347254" table:style-name="ce24">
            <text:p>347,254</text:p>
          </table:table-cell>
          <table:table-cell office:value-type="float" office:value="324432" table:style-name="ce24">
            <text:p>324,432</text:p>
          </table:table-cell>
          <table:table-cell office:value-type="float" office:value="20970" table:style-name="ce24">
            <text:p>20,970</text:p>
          </table:table-cell>
          <table:table-cell office:value-type="float" office:value="10843" table:style-name="ce24">
            <text:p>10,843</text:p>
          </table:table-cell>
          <table:table-cell office:value-type="float" office:value="10127" table:style-name="ce24">
            <text:p>10,127</text:p>
          </table:table-cell>
          <table:table-cell office:value-type="float" office:value="3.121994503384022" table:style-name="ce25">
            <text:p>3.12</text:p>
          </table:table-cell>
          <table:table-cell office:value-type="float" office:value="30810" table:style-name="ce24">
            <text:p>30,810</text:p>
          </table:table-cell>
          <table:table-cell office:value-type="float" office:value="15860" table:style-name="ce24">
            <text:p>15,860</text:p>
          </table:table-cell>
          <table:table-cell office:value-type="float" office:value="14950" table:style-name="ce24">
            <text:p>14,950</text:p>
          </table:table-cell>
          <table:table-cell office:value-type="float" office:value="4.5869647424540627" table:style-name="ce26">
            <text:p>4.59</text:p>
          </table:table-cell>
          <table:table-cell office:value-type="float" office:value="56002" table:style-name="ce24">
            <text:p>56,002</text:p>
          </table:table-cell>
          <table:table-cell office:value-type="float" office:value="28983" table:style-name="ce24">
            <text:p>28,983</text:p>
          </table:table-cell>
          <table:table-cell office:value-type="float" office:value="27019" table:style-name="ce24">
            <text:p>27,019</text:p>
          </table:table-cell>
          <table:table-cell office:value-type="float" office:value="8.3375267610163082" table:style-name="ce25">
            <text:p>8.34</text:p>
          </table:table-cell>
          <table:table-cell office:value-type="float" office:value="61492" table:style-name="ce24">
            <text:p>61,492</text:p>
          </table:table-cell>
          <table:table-cell office:value-type="float" office:value="31848" table:style-name="ce24">
            <text:p>31,848</text:p>
          </table:table-cell>
          <table:table-cell office:value-type="float" office:value="29644" table:style-name="ce24">
            <text:p>29,644</text:p>
          </table:table-cell>
          <table:table-cell office:value-type="float" office:value="9.1548729614730693" table:style-name="ce25">
            <text:p>9.15</text:p>
          </table:table-cell>
          <table:table-cell office:value-type="float" office:value="36143" table:style-name="ce24">
            <text:p>36,143</text:p>
          </table:table-cell>
          <table:table-cell office:value-type="float" office:value="18943" table:style-name="ce24">
            <text:p>18,943</text:p>
          </table:table-cell>
          <table:table-cell office:value-type="float" office:value="17200" table:style-name="ce24">
            <text:p>17,200</text:p>
          </table:table-cell>
          <table:table-cell office:value-type="float" office:value="5.3809369258850115" table:style-name="ce25">
            <text:p>5.38</text:p>
          </table:table-cell>
          <table:table-cell office:value-type="float" office:value="564660" table:style-name="ce24">
            <text:p>564,660</text:p>
          </table:table-cell>
          <table:table-cell office:value-type="float" office:value="291575" table:style-name="ce24">
            <text:p>291,575</text:p>
          </table:table-cell>
          <table:table-cell office:value-type="float" office:value="273085" table:style-name="ce24">
            <text:p>273,085</text:p>
          </table:table-cell>
          <table:table-cell office:value-type="float" office:value="84.066066584683924" table:style-name="ce25">
            <text:p>84.07</text:p>
          </table:table-cell>
          <table:table-cell office:value-type="float" office:value="131819" table:style-name="ce24">
            <text:p>131,819</text:p>
          </table:table-cell>
          <table:table-cell office:value-type="float" office:value="60685" table:style-name="ce24">
            <text:p>60,685</text:p>
          </table:table-cell>
          <table:table-cell office:value-type="float" office:value="71134" table:style-name="ce24">
            <text:p>71,134</text:p>
          </table:table-cell>
          <table:table-cell office:value-type="float" office:value="19.625092677233109" table:style-name="ce25">
            <text:p>19.63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縣</text:p>
          </table:table-cell>
          <table:table-cell office:value-type="float" office:value="494868" table:style-name="ce24">
            <text:p>494,868</text:p>
          </table:table-cell>
          <table:table-cell office:value-type="float" office:value="256657" table:style-name="ce24">
            <text:p>256,657</text:p>
          </table:table-cell>
          <table:table-cell office:value-type="float" office:value="238211" table:style-name="ce24">
            <text:p>238,211</text:p>
          </table:table-cell>
          <table:table-cell office:value-type="float" office:value="13210" table:style-name="ce24">
            <text:p>13,210</text:p>
          </table:table-cell>
          <table:table-cell office:value-type="float" office:value="6747" table:style-name="ce24">
            <text:p>6,747</text:p>
          </table:table-cell>
          <table:table-cell office:value-type="float" office:value="6463" table:style-name="ce24">
            <text:p>6,463</text:p>
          </table:table-cell>
          <table:table-cell office:value-type="float" office:value="2.6693987083424267" table:style-name="ce25">
            <text:p>2.67</text:p>
          </table:table-cell>
          <table:table-cell office:value-type="float" office:value="18980" table:style-name="ce24">
            <text:p>18,980</text:p>
          </table:table-cell>
          <table:table-cell office:value-type="float" office:value="9755" table:style-name="ce24">
            <text:p>9,755</text:p>
          </table:table-cell>
          <table:table-cell office:value-type="float" office:value="9225" table:style-name="ce24">
            <text:p>9,225</text:p>
          </table:table-cell>
          <table:table-cell office:value-type="float" office:value="3.835366198663078" table:style-name="ce26">
            <text:p>3.84</text:p>
          </table:table-cell>
          <table:table-cell office:value-type="float" office:value="33710" table:style-name="ce24">
            <text:p>33,710</text:p>
          </table:table-cell>
          <table:table-cell office:value-type="float" office:value="17416" table:style-name="ce24">
            <text:p>17,416</text:p>
          </table:table-cell>
          <table:table-cell office:value-type="float" office:value="16294" table:style-name="ce24">
            <text:p>16,294</text:p>
          </table:table-cell>
          <table:table-cell office:value-type="float" office:value="6.8119175214400611" table:style-name="ce25">
            <text:p>6.81</text:p>
          </table:table-cell>
          <table:table-cell office:value-type="float" office:value="36750" table:style-name="ce24">
            <text:p>36,750</text:p>
          </table:table-cell>
          <table:table-cell office:value-type="float" office:value="19039" table:style-name="ce24">
            <text:p>19,039</text:p>
          </table:table-cell>
          <table:table-cell office:value-type="float" office:value="17711" table:style-name="ce24">
            <text:p>17,711</text:p>
          </table:table-cell>
          <table:table-cell office:value-type="float" office:value="7.4262227503091731" table:style-name="ce25">
            <text:p>7.43</text:p>
          </table:table-cell>
          <table:table-cell office:value-type="float" office:value="22909" table:style-name="ce24">
            <text:p>22,909</text:p>
          </table:table-cell>
          <table:table-cell office:value-type="float" office:value="12075" table:style-name="ce24">
            <text:p>12,075</text:p>
          </table:table-cell>
          <table:table-cell office:value-type="float" office:value="10834" table:style-name="ce24">
            <text:p>10,834</text:p>
          </table:table-cell>
          <table:table-cell office:value-type="float" office:value="4.6293152921587168" table:style-name="ce25">
            <text:p>4.63</text:p>
          </table:table-cell>
          <table:table-cell office:value-type="float" office:value="427475" table:style-name="ce24">
            <text:p>427,475</text:p>
          </table:table-cell>
          <table:table-cell office:value-type="float" office:value="221518" table:style-name="ce24">
            <text:p>221,518</text:p>
          </table:table-cell>
          <table:table-cell office:value-type="float" office:value="205957" table:style-name="ce24">
            <text:p>205,957</text:p>
          </table:table-cell>
          <table:table-cell office:value-type="float" office:value="86.381620957507863" table:style-name="ce25">
            <text:p>86.38</text:p>
          </table:table-cell>
          <table:table-cell office:value-type="float" office:value="103666" table:style-name="ce24">
            <text:p>103,666</text:p>
          </table:table-cell>
          <table:table-cell office:value-type="float" office:value="48301" table:style-name="ce24">
            <text:p>48,301</text:p>
          </table:table-cell>
          <table:table-cell office:value-type="float" office:value="55365" table:style-name="ce24">
            <text:p>55,365</text:p>
          </table:table-cell>
          <table:table-cell office:value-type="float" office:value="20.948212452613628" table:style-name="ce25">
            <text:p>20.95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屏東縣</text:p>
          </table:table-cell>
          <table:table-cell office:value-type="float" office:value="806305" table:style-name="ce24">
            <text:p>806,305</text:p>
          </table:table-cell>
          <table:table-cell office:value-type="float" office:value="410625" table:style-name="ce24">
            <text:p>410,625</text:p>
          </table:table-cell>
          <table:table-cell office:value-type="float" office:value="395680" table:style-name="ce24">
            <text:p>395,680</text:p>
          </table:table-cell>
          <table:table-cell office:value-type="float" office:value="24189" table:style-name="ce24">
            <text:p>24,189</text:p>
          </table:table-cell>
          <table:table-cell office:value-type="float" office:value="12571" table:style-name="ce24">
            <text:p>12,571</text:p>
          </table:table-cell>
          <table:table-cell office:value-type="float" office:value="11618" table:style-name="ce24">
            <text:p>11,618</text:p>
          </table:table-cell>
          <table:table-cell office:value-type="float" office:value="2.9999813966179052" table:style-name="ce25">
            <text:p>3.00</text:p>
          </table:table-cell>
          <table:table-cell office:value-type="float" office:value="35984" table:style-name="ce24">
            <text:p>35,984</text:p>
          </table:table-cell>
          <table:table-cell office:value-type="float" office:value="18745" table:style-name="ce24">
            <text:p>18,745</text:p>
          </table:table-cell>
          <table:table-cell office:value-type="float" office:value="17239" table:style-name="ce24">
            <text:p>17,239</text:p>
          </table:table-cell>
          <table:table-cell office:value-type="float" office:value="4.4628273420107778" table:style-name="ce26">
            <text:p>4.46</text:p>
          </table:table-cell>
          <table:table-cell office:value-type="float" office:value="64528" table:style-name="ce24">
            <text:p>64,528</text:p>
          </table:table-cell>
          <table:table-cell office:value-type="float" office:value="33594" table:style-name="ce24">
            <text:p>33,594</text:p>
          </table:table-cell>
          <table:table-cell office:value-type="float" office:value="30934" table:style-name="ce24">
            <text:p>30,934</text:p>
          </table:table-cell>
          <table:table-cell office:value-type="float" office:value="8.0029269321162584" table:style-name="ce25">
            <text:p>8.00</text:p>
          </table:table-cell>
          <table:table-cell office:value-type="float" office:value="70323" table:style-name="ce24">
            <text:p>70,323</text:p>
          </table:table-cell>
          <table:table-cell office:value-type="float" office:value="36603" table:style-name="ce24">
            <text:p>36,603</text:p>
          </table:table-cell>
          <table:table-cell office:value-type="float" office:value="33720" table:style-name="ce24">
            <text:p>33,720</text:p>
          </table:table-cell>
          <table:table-cell office:value-type="float" office:value="8.7216375937145365" table:style-name="ce25">
            <text:p>8.72</text:p>
          </table:table-cell>
          <table:table-cell office:value-type="float" office:value="38922" table:style-name="ce24">
            <text:p>38,922</text:p>
          </table:table-cell>
          <table:table-cell office:value-type="float" office:value="20404" table:style-name="ce24">
            <text:p>20,404</text:p>
          </table:table-cell>
          <table:table-cell office:value-type="float" office:value="18518" table:style-name="ce24">
            <text:p>18,518</text:p>
          </table:table-cell>
          <table:table-cell office:value-type="float" office:value="4.8272055859755305" table:style-name="ce25">
            <text:p>4.83</text:p>
          </table:table-cell>
          <table:table-cell office:value-type="float" office:value="686136" table:style-name="ce24">
            <text:p>686,136</text:p>
          </table:table-cell>
          <table:table-cell office:value-type="float" office:value="347989" table:style-name="ce24">
            <text:p>347,989</text:p>
          </table:table-cell>
          <table:table-cell office:value-type="float" office:value="338147" table:style-name="ce24">
            <text:p>338,147</text:p>
          </table:table-cell>
          <table:table-cell office:value-type="float" office:value="85.096334513614579" table:style-name="ce25">
            <text:p>85.10</text:p>
          </table:table-cell>
          <table:table-cell office:value-type="float" office:value="149986" table:style-name="ce24">
            <text:p>149,986</text:p>
          </table:table-cell>
          <table:table-cell office:value-type="float" office:value="69971" table:style-name="ce24">
            <text:p>69,971</text:p>
          </table:table-cell>
          <table:table-cell office:value-type="float" office:value="80015" table:style-name="ce24">
            <text:p>80,015</text:p>
          </table:table-cell>
          <table:table-cell office:value-type="float" office:value="18.601645779202659" table:style-name="ce25">
            <text:p>18.60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臺東縣</text:p>
          </table:table-cell>
          <table:table-cell office:value-type="float" office:value="213818" table:style-name="ce24">
            <text:p>213,818</text:p>
          </table:table-cell>
          <table:table-cell office:value-type="float" office:value="109771" table:style-name="ce24">
            <text:p>109,771</text:p>
          </table:table-cell>
          <table:table-cell office:value-type="float" office:value="104047" table:style-name="ce24">
            <text:p>104,047</text:p>
          </table:table-cell>
          <table:table-cell office:value-type="float" office:value="7182" table:style-name="ce24">
            <text:p>7,182</text:p>
          </table:table-cell>
          <table:table-cell office:value-type="float" office:value="3791" table:style-name="ce24">
            <text:p>3,791</text:p>
          </table:table-cell>
          <table:table-cell office:value-type="float" office:value="3391" table:style-name="ce24">
            <text:p>3,391</text:p>
          </table:table-cell>
          <table:table-cell office:value-type="float" office:value="3.3589314276627786" table:style-name="ce25">
            <text:p>3.36</text:p>
          </table:table-cell>
          <table:table-cell office:value-type="float" office:value="10469" table:style-name="ce24">
            <text:p>10,469</text:p>
          </table:table-cell>
          <table:table-cell office:value-type="float" office:value="5464" table:style-name="ce24">
            <text:p>5,464</text:p>
          </table:table-cell>
          <table:table-cell office:value-type="float" office:value="5005" table:style-name="ce24">
            <text:p>5,005</text:p>
          </table:table-cell>
          <table:table-cell office:value-type="float" office:value="4.8962201498470668" table:style-name="ce26">
            <text:p>4.90</text:p>
          </table:table-cell>
          <table:table-cell office:value-type="float" office:value="18773" table:style-name="ce24">
            <text:p>18,773</text:p>
          </table:table-cell>
          <table:table-cell office:value-type="float" office:value="9816" table:style-name="ce24">
            <text:p>9,816</text:p>
          </table:table-cell>
          <table:table-cell office:value-type="float" office:value="8957" table:style-name="ce24">
            <text:p>8,957</text:p>
          </table:table-cell>
          <table:table-cell office:value-type="float" office:value="8.7798969216810558" table:style-name="ce25">
            <text:p>8.78</text:p>
          </table:table-cell>
          <table:table-cell office:value-type="float" office:value="20448" table:style-name="ce24">
            <text:p>20,448</text:p>
          </table:table-cell>
          <table:table-cell office:value-type="float" office:value="10726" table:style-name="ce24">
            <text:p>10,726</text:p>
          </table:table-cell>
          <table:table-cell office:value-type="float" office:value="9722" table:style-name="ce24">
            <text:p>9,722</text:p>
          </table:table-cell>
          <table:table-cell office:value-type="float" office:value="9.5632734381576849" table:style-name="ce25">
            <text:p>9.56</text:p>
          </table:table-cell>
          <table:table-cell office:value-type="float" office:value="11223" table:style-name="ce24">
            <text:p>11,223</text:p>
          </table:table-cell>
          <table:table-cell office:value-type="float" office:value="5985" table:style-name="ce24">
            <text:p>5,985</text:p>
          </table:table-cell>
          <table:table-cell office:value-type="float" office:value="5238" table:style-name="ce24">
            <text:p>5,238</text:p>
          </table:table-cell>
          <table:table-cell office:value-type="float" office:value="5.2488565041296811" table:style-name="ce25">
            <text:p>5.25</text:p>
          </table:table-cell>
          <table:table-cell office:value-type="float" office:value="179152" table:style-name="ce24">
            <text:p>179,152</text:p>
          </table:table-cell>
          <table:table-cell office:value-type="float" office:value="91570" table:style-name="ce24">
            <text:p>91,570</text:p>
          </table:table-cell>
          <table:table-cell office:value-type="float" office:value="87582" table:style-name="ce24">
            <text:p>87,582</text:p>
          </table:table-cell>
          <table:table-cell office:value-type="float" office:value="83.78714607750517" table:style-name="ce25">
            <text:p>83.79</text:p>
          </table:table-cell>
          <table:table-cell office:value-type="float" office:value="38488" table:style-name="ce24">
            <text:p>38,488</text:p>
          </table:table-cell>
          <table:table-cell office:value-type="float" office:value="17418" table:style-name="ce24">
            <text:p>17,418</text:p>
          </table:table-cell>
          <table:table-cell office:value-type="float" office:value="21070" table:style-name="ce24">
            <text:p>21,070</text:p>
          </table:table-cell>
          <table:table-cell office:value-type="float" office:value="18.000355442479119" table:style-name="ce25">
            <text:p>18.00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花蓮縣</text:p>
          </table:table-cell>
          <table:table-cell office:value-type="float" office:value="322260" table:style-name="ce24">
            <text:p>322,260</text:p>
          </table:table-cell>
          <table:table-cell office:value-type="float" office:value="162865" table:style-name="ce24">
            <text:p>162,865</text:p>
          </table:table-cell>
          <table:table-cell office:value-type="float" office:value="159395" table:style-name="ce24">
            <text:p>159,395</text:p>
          </table:table-cell>
          <table:table-cell office:value-type="float" office:value="11416" table:style-name="ce24">
            <text:p>11,416</text:p>
          </table:table-cell>
          <table:table-cell office:value-type="float" office:value="5941" table:style-name="ce24">
            <text:p>5,941</text:p>
          </table:table-cell>
          <table:table-cell office:value-type="float" office:value="5475" table:style-name="ce24">
            <text:p>5,475</text:p>
          </table:table-cell>
          <table:table-cell office:value-type="float" office:value="3.5424812263389809" table:style-name="ce25">
            <text:p>3.54</text:p>
          </table:table-cell>
          <table:table-cell office:value-type="float" office:value="16802" table:style-name="ce24">
            <text:p>16,802</text:p>
          </table:table-cell>
          <table:table-cell office:value-type="float" office:value="8732" table:style-name="ce24">
            <text:p>8,732</text:p>
          </table:table-cell>
          <table:table-cell office:value-type="float" office:value="8070" table:style-name="ce24">
            <text:p>8,070</text:p>
          </table:table-cell>
          <table:table-cell office:value-type="float" office:value="5.2138025197045863" table:style-name="ce26">
            <text:p>5.21</text:p>
          </table:table-cell>
          <table:table-cell office:value-type="float" office:value="29524" table:style-name="ce24">
            <text:p>29,524</text:p>
          </table:table-cell>
          <table:table-cell office:value-type="float" office:value="15455" table:style-name="ce24">
            <text:p>15,455</text:p>
          </table:table-cell>
          <table:table-cell office:value-type="float" office:value="14069" table:style-name="ce24">
            <text:p>14,069</text:p>
          </table:table-cell>
          <table:table-cell office:value-type="float" office:value="9.1615465772978339" table:style-name="ce25">
            <text:p>9.16</text:p>
          </table:table-cell>
          <table:table-cell office:value-type="float" office:value="32095" table:style-name="ce24">
            <text:p>32,095</text:p>
          </table:table-cell>
          <table:table-cell office:value-type="float" office:value="16796" table:style-name="ce24">
            <text:p>16,796</text:p>
          </table:table-cell>
          <table:table-cell office:value-type="float" office:value="15299" table:style-name="ce24">
            <text:p>15,299</text:p>
          </table:table-cell>
          <table:table-cell office:value-type="float" office:value="9.9593495934959346" table:style-name="ce25">
            <text:p>9.96</text:p>
          </table:table-cell>
          <table:table-cell office:value-type="float" office:value="16539" table:style-name="ce24">
            <text:p>16,539</text:p>
          </table:table-cell>
          <table:table-cell office:value-type="float" office:value="8682" table:style-name="ce24">
            <text:p>8,682</text:p>
          </table:table-cell>
          <table:table-cell office:value-type="float" office:value="7857" table:style-name="ce24">
            <text:p>7,857</text:p>
          </table:table-cell>
          <table:table-cell office:value-type="float" office:value="5.1321913982498604" table:style-name="ce25">
            <text:p>5.13</text:p>
          </table:table-cell>
          <table:table-cell office:value-type="float" office:value="269503" table:style-name="ce24">
            <text:p>269,503</text:p>
          </table:table-cell>
          <table:table-cell office:value-type="float" office:value="135214" table:style-name="ce24">
            <text:p>135,214</text:p>
          </table:table-cell>
          <table:table-cell office:value-type="float" office:value="134289" table:style-name="ce24">
            <text:p>134,289</text:p>
          </table:table-cell>
          <table:table-cell office:value-type="float" office:value="83.629057282939243" table:style-name="ce25">
            <text:p>83.63</text:p>
          </table:table-cell>
          <table:table-cell office:value-type="float" office:value="58367" table:style-name="ce24">
            <text:p>58,367</text:p>
          </table:table-cell>
          <table:table-cell office:value-type="float" office:value="26850" table:style-name="ce24">
            <text:p>26,850</text:p>
          </table:table-cell>
          <table:table-cell office:value-type="float" office:value="31517" table:style-name="ce24">
            <text:p>31,517</text:p>
          </table:table-cell>
          <table:table-cell office:value-type="float" office:value="18.11177310246385" table:style-name="ce25">
            <text:p>18.11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澎湖縣</text:p>
          </table:table-cell>
          <table:table-cell office:value-type="float" office:value="106036" table:style-name="ce24">
            <text:p>106,036</text:p>
          </table:table-cell>
          <table:table-cell office:value-type="float" office:value="54583" table:style-name="ce24">
            <text:p>54,583</text:p>
          </table:table-cell>
          <table:table-cell office:value-type="float" office:value="51453" table:style-name="ce24">
            <text:p>51,453</text:p>
          </table:table-cell>
          <table:table-cell office:value-type="float" office:value="4254" table:style-name="ce24">
            <text:p>4,254</text:p>
          </table:table-cell>
          <table:table-cell office:value-type="float" office:value="2244" table:style-name="ce24">
            <text:p>2,244</text:p>
          </table:table-cell>
          <table:table-cell office:value-type="float" office:value="2010" table:style-name="ce24">
            <text:p>2,010</text:p>
          </table:table-cell>
          <table:table-cell office:value-type="float" office:value="4.0118450337621185" table:style-name="ce25">
            <text:p>4.01</text:p>
          </table:table-cell>
          <table:table-cell office:value-type="float" office:value="5637" table:style-name="ce24">
            <text:p>5,637</text:p>
          </table:table-cell>
          <table:table-cell office:value-type="float" office:value="2969" table:style-name="ce24">
            <text:p>2,969</text:p>
          </table:table-cell>
          <table:table-cell office:value-type="float" office:value="2668" table:style-name="ce24">
            <text:p>2,668</text:p>
          </table:table-cell>
          <table:table-cell office:value-type="float" office:value="5.3161190539062204" table:style-name="ce26">
            <text:p>5.32</text:p>
          </table:table-cell>
          <table:table-cell office:value-type="float" office:value="8837" table:style-name="ce24">
            <text:p>8,837</text:p>
          </table:table-cell>
          <table:table-cell office:value-type="float" office:value="4666" table:style-name="ce24">
            <text:p>4,666</text:p>
          </table:table-cell>
          <table:table-cell office:value-type="float" office:value="4171" table:style-name="ce24">
            <text:p>4,171</text:p>
          </table:table-cell>
          <table:table-cell office:value-type="float" office:value="8.3339620506243168" table:style-name="ce25">
            <text:p>8.33</text:p>
          </table:table-cell>
          <table:table-cell office:value-type="float" office:value="9433" table:style-name="ce24">
            <text:p>9,433</text:p>
          </table:table-cell>
          <table:table-cell office:value-type="float" office:value="4962" table:style-name="ce24">
            <text:p>4,962</text:p>
          </table:table-cell>
          <table:table-cell office:value-type="float" office:value="4471" table:style-name="ce24">
            <text:p>4,471</text:p>
          </table:table-cell>
          <table:table-cell office:value-type="float" office:value="8.8960353087630608" table:style-name="ce25">
            <text:p>8.90</text:p>
          </table:table-cell>
          <table:table-cell office:value-type="float" office:value="4374" table:style-name="ce24">
            <text:p>4,374</text:p>
          </table:table-cell>
          <table:table-cell office:value-type="float" office:value="2257" table:style-name="ce24">
            <text:p>2,257</text:p>
          </table:table-cell>
          <table:table-cell office:value-type="float" office:value="2117" table:style-name="ce24">
            <text:p>2,117</text:p>
          </table:table-cell>
          <table:table-cell office:value-type="float" office:value="4.1250141461390468" table:style-name="ce25">
            <text:p>4.13</text:p>
          </table:table-cell>
          <table:table-cell office:value-type="float" office:value="90085" table:style-name="ce24">
            <text:p>90,085</text:p>
          </table:table-cell>
          <table:table-cell office:value-type="float" office:value="46167" table:style-name="ce24">
            <text:p>46,167</text:p>
          </table:table-cell>
          <table:table-cell office:value-type="float" office:value="43918" table:style-name="ce24">
            <text:p>43,918</text:p>
          </table:table-cell>
          <table:table-cell office:value-type="float" office:value="84.956995737296765" table:style-name="ce25">
            <text:p>84.96</text:p>
          </table:table-cell>
          <table:table-cell office:value-type="float" office:value="18640" table:style-name="ce24">
            <text:p>18,640</text:p>
          </table:table-cell>
          <table:table-cell office:value-type="float" office:value="8695" table:style-name="ce24">
            <text:p>8,695</text:p>
          </table:table-cell>
          <table:table-cell office:value-type="float" office:value="9945" table:style-name="ce24">
            <text:p>9,945</text:p>
          </table:table-cell>
          <table:table-cell office:value-type="float" office:value="17.578935455882906" table:style-name="ce25">
            <text:p>17.58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基隆市</text:p>
          </table:table-cell>
          <table:table-cell office:value-type="float" office:value="365117" table:style-name="ce24">
            <text:p>365,117</text:p>
          </table:table-cell>
          <table:table-cell office:value-type="float" office:value="182031" table:style-name="ce24">
            <text:p>182,031</text:p>
          </table:table-cell>
          <table:table-cell office:value-type="float" office:value="183086" table:style-name="ce24">
            <text:p>183,086</text:p>
          </table:table-cell>
          <table:table-cell office:value-type="float" office:value="10282" table:style-name="ce24">
            <text:p>10,282</text:p>
          </table:table-cell>
          <table:table-cell office:value-type="float" office:value="5325" table:style-name="ce24">
            <text:p>5,325</text:p>
          </table:table-cell>
          <table:table-cell office:value-type="float" office:value="4957" table:style-name="ce24">
            <text:p>4,957</text:p>
          </table:table-cell>
          <table:table-cell office:value-type="float" office:value="2.8160836115546521" table:style-name="ce25">
            <text:p>2.82</text:p>
          </table:table-cell>
          <table:table-cell office:value-type="float" office:value="15740" table:style-name="ce24">
            <text:p>15,740</text:p>
          </table:table-cell>
          <table:table-cell office:value-type="float" office:value="8146" table:style-name="ce24">
            <text:p>8,146</text:p>
          </table:table-cell>
          <table:table-cell office:value-type="float" office:value="7594" table:style-name="ce24">
            <text:p>7,594</text:p>
          </table:table-cell>
          <table:table-cell office:value-type="float" office:value="4.3109469019519775" table:style-name="ce26">
            <text:p>4.31</text:p>
          </table:table-cell>
          <table:table-cell office:value-type="float" office:value="28596" table:style-name="ce24">
            <text:p>28,596</text:p>
          </table:table-cell>
          <table:table-cell office:value-type="float" office:value="14750" table:style-name="ce24">
            <text:p>14,750</text:p>
          </table:table-cell>
          <table:table-cell office:value-type="float" office:value="13846" table:style-name="ce24">
            <text:p>13,846</text:p>
          </table:table-cell>
          <table:table-cell office:value-type="float" office:value="7.8320100132286363" table:style-name="ce25">
            <text:p>7.83</text:p>
          </table:table-cell>
          <table:table-cell office:value-type="float" office:value="31263" table:style-name="ce24">
            <text:p>31,263</text:p>
          </table:table-cell>
          <table:table-cell office:value-type="float" office:value="16106" table:style-name="ce24">
            <text:p>16,106</text:p>
          </table:table-cell>
          <table:table-cell office:value-type="float" office:value="15157" table:style-name="ce24">
            <text:p>15,157</text:p>
          </table:table-cell>
          <table:table-cell office:value-type="float" office:value="8.5624608002366358" table:style-name="ce25">
            <text:p>8.56</text:p>
          </table:table-cell>
          <table:table-cell office:value-type="float" office:value="17085" table:style-name="ce24">
            <text:p>17,085</text:p>
          </table:table-cell>
          <table:table-cell office:value-type="float" office:value="8909" table:style-name="ce24">
            <text:p>8,909</text:p>
          </table:table-cell>
          <table:table-cell office:value-type="float" office:value="8176" table:style-name="ce24">
            <text:p>8,176</text:p>
          </table:table-cell>
          <table:table-cell office:value-type="float" office:value="4.6793219707655354" table:style-name="ce25">
            <text:p>4.68</text:p>
          </table:table-cell>
          <table:table-cell office:value-type="float" office:value="312490" table:style-name="ce24">
            <text:p>312,490</text:p>
          </table:table-cell>
          <table:table-cell office:value-type="float" office:value="154683" table:style-name="ce24">
            <text:p>154,683</text:p>
          </table:table-cell>
          <table:table-cell office:value-type="float" office:value="157807" table:style-name="ce24">
            <text:p>157,807</text:p>
          </table:table-cell>
          <table:table-cell office:value-type="float" office:value="85.586264129032614" table:style-name="ce25">
            <text:p>85.59</text:p>
          </table:table-cell>
          <table:table-cell office:value-type="float" office:value="66598" table:style-name="ce24">
            <text:p>66,598</text:p>
          </table:table-cell>
          <table:table-cell office:value-type="float" office:value="30063" table:style-name="ce24">
            <text:p>30,063</text:p>
          </table:table-cell>
          <table:table-cell office:value-type="float" office:value="36535" table:style-name="ce24">
            <text:p>36,535</text:p>
          </table:table-cell>
          <table:table-cell office:value-type="float" office:value="18.24018054486644" table:style-name="ce25">
            <text:p>18.24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新竹市</text:p>
          </table:table-cell>
          <table:table-cell office:value-type="float" office:value="452882" table:style-name="ce24">
            <text:p>452,882</text:p>
          </table:table-cell>
          <table:table-cell office:value-type="float" office:value="223677" table:style-name="ce24">
            <text:p>223,677</text:p>
          </table:table-cell>
          <table:table-cell office:value-type="float" office:value="229205" table:style-name="ce24">
            <text:p>229,205</text:p>
          </table:table-cell>
          <table:table-cell office:value-type="float" office:value="21688" table:style-name="ce24">
            <text:p>21,688</text:p>
          </table:table-cell>
          <table:table-cell office:value-type="float" office:value="11214" table:style-name="ce24">
            <text:p>11,214</text:p>
          </table:table-cell>
          <table:table-cell office:value-type="float" office:value="10474" table:style-name="ce24">
            <text:p>10,474</text:p>
          </table:table-cell>
          <table:table-cell office:value-type="float" office:value="4.7888854050282408" table:style-name="ce25">
            <text:p>4.79</text:p>
          </table:table-cell>
          <table:table-cell office:value-type="float" office:value="33141" table:style-name="ce24">
            <text:p>33,141</text:p>
          </table:table-cell>
          <table:table-cell office:value-type="float" office:value="17125" table:style-name="ce24">
            <text:p>17,125</text:p>
          </table:table-cell>
          <table:table-cell office:value-type="float" office:value="16016" table:style-name="ce24">
            <text:p>16,016</text:p>
          </table:table-cell>
          <table:table-cell office:value-type="float" office:value="7.3178002216913018" table:style-name="ce26">
            <text:p>7.32</text:p>
          </table:table-cell>
          <table:table-cell office:value-type="float" office:value="60406" table:style-name="ce24">
            <text:p>60,406</text:p>
          </table:table-cell>
          <table:table-cell office:value-type="float" office:value="31310" table:style-name="ce24">
            <text:p>31,310</text:p>
          </table:table-cell>
          <table:table-cell office:value-type="float" office:value="29096" table:style-name="ce24">
            <text:p>29,096</text:p>
          </table:table-cell>
          <table:table-cell office:value-type="float" office:value="13.338132228704167" table:style-name="ce25">
            <text:p>13.34</text:p>
          </table:table-cell>
          <table:table-cell office:value-type="float" office:value="65625" table:style-name="ce24">
            <text:p>65,625</text:p>
          </table:table-cell>
          <table:table-cell office:value-type="float" office:value="34067" table:style-name="ce24">
            <text:p>34,067</text:p>
          </table:table-cell>
          <table:table-cell office:value-type="float" office:value="31558" table:style-name="ce24">
            <text:p>31,558</text:p>
          </table:table-cell>
          <table:table-cell office:value-type="float" office:value="14.490529541911579" table:style-name="ce25">
            <text:p>14.49</text:p>
          </table:table-cell>
          <table:table-cell office:value-type="float" office:value="29452" table:style-name="ce24">
            <text:p>29,452</text:p>
          </table:table-cell>
          <table:table-cell office:value-type="float" office:value="15452" table:style-name="ce24">
            <text:p>15,452</text:p>
          </table:table-cell>
          <table:table-cell office:value-type="float" office:value="14000" table:style-name="ce24">
            <text:p>14,000</text:p>
          </table:table-cell>
          <table:table-cell office:value-type="float" office:value="6.5032392543753117" table:style-name="ce25">
            <text:p>6.50</text:p>
          </table:table-cell>
          <table:table-cell office:value-type="float" office:value="353052" table:style-name="ce24">
            <text:p>353,052</text:p>
          </table:table-cell>
          <table:table-cell office:value-type="float" office:value="171686" table:style-name="ce24">
            <text:p>171,686</text:p>
          </table:table-cell>
          <table:table-cell office:value-type="float" office:value="181366" table:style-name="ce24">
            <text:p>181,366</text:p>
          </table:table-cell>
          <table:table-cell office:value-type="float" office:value="77.95673045075759" table:style-name="ce25">
            <text:p>77.96</text:p>
          </table:table-cell>
          <table:table-cell office:value-type="float" office:value="60996" table:style-name="ce24">
            <text:p>60,996</text:p>
          </table:table-cell>
          <table:table-cell office:value-type="float" office:value="27016" table:style-name="ce24">
            <text:p>27,016</text:p>
          </table:table-cell>
          <table:table-cell office:value-type="float" office:value="33980" table:style-name="ce24">
            <text:p>33,980</text:p>
          </table:table-cell>
          <table:table-cell office:value-type="float" office:value="13.468408989538114" table:style-name="ce25">
            <text:p>13.4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嘉義市</text:p>
          </table:table-cell>
          <table:table-cell office:value-type="float" office:value="265002" table:style-name="ce24">
            <text:p>265,002</text:p>
          </table:table-cell>
          <table:table-cell office:value-type="float" office:value="128026" table:style-name="ce24">
            <text:p>128,026</text:p>
          </table:table-cell>
          <table:table-cell office:value-type="float" office:value="136976" table:style-name="ce24">
            <text:p>136,976</text:p>
          </table:table-cell>
          <table:table-cell office:value-type="float" office:value="9149" table:style-name="ce24">
            <text:p>9,149</text:p>
          </table:table-cell>
          <table:table-cell office:value-type="float" office:value="4790" table:style-name="ce24">
            <text:p>4,790</text:p>
          </table:table-cell>
          <table:table-cell office:value-type="float" office:value="4359" table:style-name="ce24">
            <text:p>4,359</text:p>
          </table:table-cell>
          <table:table-cell office:value-type="float" office:value="3.4524267741375536" table:style-name="ce25">
            <text:p>3.45</text:p>
          </table:table-cell>
          <table:table-cell office:value-type="float" office:value="14279" table:style-name="ce24">
            <text:p>14,279</text:p>
          </table:table-cell>
          <table:table-cell office:value-type="float" office:value="7367" table:style-name="ce24">
            <text:p>7,367</text:p>
          </table:table-cell>
          <table:table-cell office:value-type="float" office:value="6912" table:style-name="ce24">
            <text:p>6,912</text:p>
          </table:table-cell>
          <table:table-cell office:value-type="float" office:value="5.3882612206700324" table:style-name="ce26">
            <text:p>5.39</text:p>
          </table:table-cell>
          <table:table-cell office:value-type="float" office:value="26761" table:style-name="ce24">
            <text:p>26,761</text:p>
          </table:table-cell>
          <table:table-cell office:value-type="float" office:value="13933" table:style-name="ce24">
            <text:p>13,933</text:p>
          </table:table-cell>
          <table:table-cell office:value-type="float" office:value="12828" table:style-name="ce24">
            <text:p>12,828</text:p>
          </table:table-cell>
          <table:table-cell office:value-type="float" office:value="10.098414351589799" table:style-name="ce25">
            <text:p>10.10</text:p>
          </table:table-cell>
          <table:table-cell office:value-type="float" office:value="29325" table:style-name="ce24">
            <text:p>29,325</text:p>
          </table:table-cell>
          <table:table-cell office:value-type="float" office:value="15261" table:style-name="ce24">
            <text:p>15,261</text:p>
          </table:table-cell>
          <table:table-cell office:value-type="float" office:value="14064" table:style-name="ce24">
            <text:p>14,064</text:p>
          </table:table-cell>
          <table:table-cell office:value-type="float" office:value="11.06595421921344" table:style-name="ce25">
            <text:p>11.07</text:p>
          </table:table-cell>
          <table:table-cell office:value-type="float" office:value="15819" table:style-name="ce24">
            <text:p>15,819</text:p>
          </table:table-cell>
          <table:table-cell office:value-type="float" office:value="8272" table:style-name="ce24">
            <text:p>8,272</text:p>
          </table:table-cell>
          <table:table-cell office:value-type="float" office:value="7547" table:style-name="ce24">
            <text:p>7,547</text:p>
          </table:table-cell>
          <table:table-cell office:value-type="float" office:value="5.9693889102723752" table:style-name="ce25">
            <text:p>5.97</text:p>
          </table:table-cell>
          <table:table-cell office:value-type="float" office:value="216408" table:style-name="ce24">
            <text:p>216,408</text:p>
          </table:table-cell>
          <table:table-cell office:value-type="float" office:value="102698" table:style-name="ce24">
            <text:p>102,698</text:p>
          </table:table-cell>
          <table:table-cell office:value-type="float" office:value="113710" table:style-name="ce24">
            <text:p>113,710</text:p>
          </table:table-cell>
          <table:table-cell office:value-type="float" office:value="81.6627799035479" table:style-name="ce25">
            <text:p>81.66</text:p>
          </table:table-cell>
          <table:table-cell office:value-type="float" office:value="44581" table:style-name="ce24">
            <text:p>44,581</text:p>
          </table:table-cell>
          <table:table-cell office:value-type="float" office:value="19583" table:style-name="ce24">
            <text:p>19,583</text:p>
          </table:table-cell>
          <table:table-cell office:value-type="float" office:value="24998" table:style-name="ce24">
            <text:p>24,998</text:p>
          </table:table-cell>
          <table:table-cell office:value-type="float" office:value="16.822891902702622" table:style-name="ce25">
            <text:p>16.82</text:p>
          </table:table-cell>
          <table:table-cell table:number-columns-repeated="16352"/>
        </table:table-row>
        <table:table-row table:style-name="ro6">
          <table:table-cell office:value-type="string" table:style-name="ce19">
            <text:p>福建省</text:p>
          </table:table-cell>
          <table:table-cell office:value-type="float" office:value="154285" table:style-name="ce20">
            <text:p>154,285</text:p>
          </table:table-cell>
          <table:table-cell office:value-type="float" office:value="77980" table:style-name="ce20">
            <text:p>77,980</text:p>
          </table:table-cell>
          <table:table-cell office:value-type="float" office:value="76305" table:style-name="ce20">
            <text:p>76,305</text:p>
          </table:table-cell>
          <table:table-cell office:value-type="float" office:value="5244" table:style-name="ce20">
            <text:p>5,244</text:p>
          </table:table-cell>
          <table:table-cell office:value-type="float" office:value="2729" table:style-name="ce20">
            <text:p>2,729</text:p>
          </table:table-cell>
          <table:table-cell office:value-type="float" office:value="2515" table:style-name="ce20">
            <text:p>2,515</text:p>
          </table:table-cell>
          <table:table-cell office:value-type="float" office:value="3.3989046245584471" table:style-name="ce21">
            <text:p>3.40</text:p>
          </table:table-cell>
          <table:table-cell office:value-type="float" office:value="7094" table:style-name="ce20">
            <text:p>7,094</text:p>
          </table:table-cell>
          <table:table-cell office:value-type="float" office:value="3685" table:style-name="ce20">
            <text:p>3,685</text:p>
          </table:table-cell>
          <table:table-cell office:value-type="float" office:value="3409" table:style-name="ce20">
            <text:p>3,409</text:p>
          </table:table-cell>
          <table:table-cell office:value-type="float" office:value="4.5979842499270829" table:style-name="ce22">
            <text:p>4.60</text:p>
          </table:table-cell>
          <table:table-cell office:value-type="float" office:value="11329" table:style-name="ce20">
            <text:p>11,329</text:p>
          </table:table-cell>
          <table:table-cell office:value-type="float" office:value="5914" table:style-name="ce20">
            <text:p>5,914</text:p>
          </table:table-cell>
          <table:table-cell office:value-type="float" office:value="5415" table:style-name="ce20">
            <text:p>5,415</text:p>
          </table:table-cell>
          <table:table-cell office:value-type="float" office:value="7.3429043652979882" table:style-name="ce21">
            <text:p>7.34</text:p>
          </table:table-cell>
          <table:table-cell office:value-type="float" office:value="12147" table:style-name="ce20">
            <text:p>12,147</text:p>
          </table:table-cell>
          <table:table-cell office:value-type="float" office:value="6328" table:style-name="ce20">
            <text:p>6,328</text:p>
          </table:table-cell>
          <table:table-cell office:value-type="float" office:value="5819" table:style-name="ce20">
            <text:p>5,819</text:p>
          </table:table-cell>
          <table:table-cell office:value-type="float" office:value="7.8730920050555788" table:style-name="ce21">
            <text:p>7.87</text:p>
          </table:table-cell>
          <table:table-cell office:value-type="float" office:value="5384" table:style-name="ce20">
            <text:p>5,384</text:p>
          </table:table-cell>
          <table:table-cell office:value-type="float" office:value="2829" table:style-name="ce20">
            <text:p>2,829</text:p>
          </table:table-cell>
          <table:table-cell office:value-type="float" office:value="2555" table:style-name="ce20">
            <text:p>2,555</text:p>
          </table:table-cell>
          <table:table-cell office:value-type="float" office:value="3.4896457853971543" table:style-name="ce21">
            <text:p>3.49</text:p>
          </table:table-cell>
          <table:table-cell office:value-type="float" office:value="134010" table:style-name="ce20">
            <text:p>134,010</text:p>
          </table:table-cell>
          <table:table-cell office:value-type="float" office:value="67378" table:style-name="ce20">
            <text:p>67,378</text:p>
          </table:table-cell>
          <table:table-cell office:value-type="float" office:value="66632" table:style-name="ce20">
            <text:p>66,632</text:p>
          </table:table-cell>
          <table:table-cell office:value-type="float" office:value="86.858735457108594" table:style-name="ce21">
            <text:p>86.86</text:p>
          </table:table-cell>
          <table:table-cell office:value-type="float" office:value="23280" table:style-name="ce20">
            <text:p>23,280</text:p>
          </table:table-cell>
          <table:table-cell office:value-type="float" office:value="11300" table:style-name="ce20">
            <text:p>11,300</text:p>
          </table:table-cell>
          <table:table-cell office:value-type="float" office:value="11980" table:style-name="ce20">
            <text:p>11,980</text:p>
          </table:table-cell>
          <table:table-cell office:value-type="float" office:value="15.088958745179376" table:style-name="ce21">
            <text:p>15.09</text:p>
          </table:table-cell>
          <table:table-cell table:number-columns-repeated="16352"/>
        </table:table-row>
        <table:table-row table:style-name="ro6">
          <table:table-cell office:value-type="string" table:style-name="ce23">
            <text:p>金門縣</text:p>
          </table:table-cell>
          <table:table-cell office:value-type="float" office:value="140856" table:style-name="ce24">
            <text:p>140,856</text:p>
          </table:table-cell>
          <table:table-cell office:value-type="float" office:value="70209" table:style-name="ce24">
            <text:p>70,209</text:p>
          </table:table-cell>
          <table:table-cell office:value-type="float" office:value="70647" table:style-name="ce24">
            <text:p>70,647</text:p>
          </table:table-cell>
          <table:table-cell office:value-type="float" office:value="4678" table:style-name="ce24">
            <text:p>4,678</text:p>
          </table:table-cell>
          <table:table-cell office:value-type="float" office:value="2419" table:style-name="ce24">
            <text:p>2,419</text:p>
          </table:table-cell>
          <table:table-cell office:value-type="float" office:value="2259" table:style-name="ce24">
            <text:p>2,259</text:p>
          </table:table-cell>
          <table:table-cell office:value-type="float" office:value="3.3211222809110015" table:style-name="ce25">
            <text:p>3.32</text:p>
          </table:table-cell>
          <table:table-cell office:value-type="float" office:value="6337" table:style-name="ce24">
            <text:p>6,337</text:p>
          </table:table-cell>
          <table:table-cell office:value-type="float" office:value="3268" table:style-name="ce24">
            <text:p>3,268</text:p>
          </table:table-cell>
          <table:table-cell office:value-type="float" office:value="3069" table:style-name="ce24">
            <text:p>3,069</text:p>
          </table:table-cell>
          <table:table-cell office:value-type="float" office:value="4.4989208837394221" table:style-name="ce26">
            <text:p>4.50</text:p>
          </table:table-cell>
          <table:table-cell office:value-type="float" office:value="10123" table:style-name="ce24">
            <text:p>10,123</text:p>
          </table:table-cell>
          <table:table-cell office:value-type="float" office:value="5264" table:style-name="ce24">
            <text:p>5,264</text:p>
          </table:table-cell>
          <table:table-cell office:value-type="float" office:value="4859" table:style-name="ce24">
            <text:p>4,859</text:p>
          </table:table-cell>
          <table:table-cell office:value-type="float" office:value="7.1867723064690177" table:style-name="ce25">
            <text:p>7.19</text:p>
          </table:table-cell>
          <table:table-cell office:value-type="float" office:value="10849" table:style-name="ce24">
            <text:p>10,849</text:p>
          </table:table-cell>
          <table:table-cell office:value-type="float" office:value="5624" table:style-name="ce24">
            <text:p>5,624</text:p>
          </table:table-cell>
          <table:table-cell office:value-type="float" office:value="5225" table:style-name="ce24">
            <text:p>5,225</text:p>
          </table:table-cell>
          <table:table-cell office:value-type="float" office:value="7.7021923098767537" table:style-name="ce25">
            <text:p>7.70</text:p>
          </table:table-cell>
          <table:table-cell office:value-type="float" office:value="4863" table:style-name="ce24">
            <text:p>4,863</text:p>
          </table:table-cell>
          <table:table-cell office:value-type="float" office:value="2544" table:style-name="ce24">
            <text:p>2,544</text:p>
          </table:table-cell>
          <table:table-cell office:value-type="float" office:value="2319" table:style-name="ce24">
            <text:p>2,319</text:p>
          </table:table-cell>
          <table:table-cell office:value-type="float" office:value="3.452462088941898" table:style-name="ce25">
            <text:p>3.45</text:p>
          </table:table-cell>
          <table:table-cell office:value-type="float" office:value="122555" table:style-name="ce24">
            <text:p>122,555</text:p>
          </table:table-cell>
          <table:table-cell office:value-type="float" office:value="60682" table:style-name="ce24">
            <text:p>60,682</text:p>
          </table:table-cell>
          <table:table-cell office:value-type="float" office:value="61873" table:style-name="ce24">
            <text:p>61,873</text:p>
          </table:table-cell>
          <table:table-cell office:value-type="float" office:value="87.007298233657067" table:style-name="ce25">
            <text:p>87.01</text:p>
          </table:table-cell>
          <table:table-cell office:value-type="float" office:value="21510" table:style-name="ce24">
            <text:p>21,510</text:p>
          </table:table-cell>
          <table:table-cell office:value-type="float" office:value="10343" table:style-name="ce24">
            <text:p>10,343</text:p>
          </table:table-cell>
          <table:table-cell office:value-type="float" office:value="11167" table:style-name="ce24">
            <text:p>11,167</text:p>
          </table:table-cell>
          <table:table-cell office:value-type="float" office:value="15.270914976997785" table:style-name="ce25">
            <text:p>15.27</text:p>
          </table:table-cell>
          <table:table-cell table:number-columns-repeated="16352"/>
        </table:table-row>
        <table:table-row table:style-name="ro7">
          <table:table-cell office:value-type="string" table:style-name="ce23">
            <text:p>連江縣</text:p>
          </table:table-cell>
          <table:table-cell office:value-type="float" office:value="13429" table:style-name="ce24">
            <text:p>13,429</text:p>
          </table:table-cell>
          <table:table-cell office:value-type="float" office:value="7771" table:style-name="ce24">
            <text:p>7,771</text:p>
          </table:table-cell>
          <table:table-cell office:value-type="float" office:value="5658" table:style-name="ce24">
            <text:p>5,658</text:p>
          </table:table-cell>
          <table:table-cell office:value-type="float" office:value="566" table:style-name="ce24">
            <text:p>566</text:p>
          </table:table-cell>
          <table:table-cell office:value-type="float" office:value="310" table:style-name="ce24">
            <text:p>310</text:p>
          </table:table-cell>
          <table:table-cell office:value-type="float" office:value="256" table:style-name="ce24">
            <text:p>256</text:p>
          </table:table-cell>
          <table:table-cell office:value-type="float" office:value="4.2147591034328693" table:style-name="ce25">
            <text:p>4.21</text:p>
          </table:table-cell>
          <table:table-cell office:value-type="float" office:value="757" table:style-name="ce24">
            <text:p>757</text:p>
          </table:table-cell>
          <table:table-cell office:value-type="float" office:value="417" table:style-name="ce24">
            <text:p>417</text:p>
          </table:table-cell>
          <table:table-cell office:value-type="float" office:value="340" table:style-name="ce24">
            <text:p>340</text:p>
          </table:table-cell>
          <table:table-cell office:value-type="float" office:value="5.6370541365701099" table:style-name="ce26">
            <text:p>5.64</text:p>
          </table:table-cell>
          <table:table-cell office:value-type="float" office:value="1206" table:style-name="ce24">
            <text:p>1,206</text:p>
          </table:table-cell>
          <table:table-cell office:value-type="float" office:value="650" table:style-name="ce24">
            <text:p>650</text:p>
          </table:table-cell>
          <table:table-cell office:value-type="float" office:value="556" table:style-name="ce24">
            <text:p>556</text:p>
          </table:table-cell>
          <table:table-cell office:value-type="float" office:value="8.9805644500707427" table:style-name="ce25">
            <text:p>8.98</text:p>
          </table:table-cell>
          <table:table-cell office:value-type="float" office:value="1298" table:style-name="ce24">
            <text:p>1,298</text:p>
          </table:table-cell>
          <table:table-cell office:value-type="float" office:value="704" table:style-name="ce24">
            <text:p>704</text:p>
          </table:table-cell>
          <table:table-cell office:value-type="float" office:value="594" table:style-name="ce24">
            <text:p>594</text:p>
          </table:table-cell>
          <table:table-cell office:value-type="float" office:value="9.6656489686499363" table:style-name="ce25">
            <text:p>9.67</text:p>
          </table:table-cell>
          <table:table-cell office:value-type="float" office:value="521" table:style-name="ce24">
            <text:p>521</text:p>
          </table:table-cell>
          <table:table-cell office:value-type="float" office:value="285" table:style-name="ce24">
            <text:p>285</text:p>
          </table:table-cell>
          <table:table-cell office:value-type="float" office:value="236" table:style-name="ce24">
            <text:p>236</text:p>
          </table:table-cell>
          <table:table-cell office:value-type="float" office:value="3.8796634149973941" table:style-name="ce25">
            <text:p>3.88</text:p>
          </table:table-cell>
          <table:table-cell office:value-type="float" office:value="11455" table:style-name="ce24">
            <text:p>11,455</text:p>
          </table:table-cell>
          <table:table-cell office:value-type="float" office:value="6696" table:style-name="ce24">
            <text:p>6,696</text:p>
          </table:table-cell>
          <table:table-cell office:value-type="float" office:value="4759" table:style-name="ce24">
            <text:p>4,759</text:p>
          </table:table-cell>
          <table:table-cell office:value-type="float" office:value="85.300469133963801" table:style-name="ce25">
            <text:p>85.30</text:p>
          </table:table-cell>
          <table:table-cell office:value-type="float" office:value="1770" table:style-name="ce24">
            <text:p>1,770</text:p>
          </table:table-cell>
          <table:table-cell office:value-type="float" office:value="957" table:style-name="ce24">
            <text:p>957</text:p>
          </table:table-cell>
          <table:table-cell office:value-type="float" office:value="813" table:style-name="ce24">
            <text:p>813</text:p>
          </table:table-cell>
          <table:table-cell office:value-type="float" office:value="13.180430411795369" table:style-name="ce25">
            <text:p>13.18</text:p>
          </table:table-cell>
          <table:table-cell table:number-columns-repeated="16352" table:style-name="ce27"/>
        </table:table-row>
        <table:table-row table:style-name="ro8">
          <table:table-cell table:style-name="ce28"/>
          <table:table-cell table:style-name="ce29"/>
          <table:table-cell table:number-columns-repeated="2" table:style-name="ce30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2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style-name="ce29"/>
          <table:table-cell table:number-columns-repeated="2" table:style-name="ce30"/>
          <table:table-cell table:style-name="ce31"/>
          <table:table-cell table:number-columns-repeated="16352"/>
        </table:table-row>
        <table:table-row table:style-name="ro9">
          <table:table-cell office:value-type="string" table:style-name="ce33">
            <text:p>說明：本表各年齡結構指標項目係屬部分統計，各年齡指標欄位合計數不等於總人口數。</text:p>
          </table:table-cell>
          <table:table-cell table:number-columns-repeated="6" table:style-name="ce34"/>
          <table:table-cell table:number-columns-repeated="17" table:style-name="ce35"/>
          <table:table-cell table:number-columns-repeated="3" table:style-name="ce36"/>
          <table:table-cell table:number-columns-repeated="4" table:style-name="ce37"/>
          <table:table-cell office:value-type="string" table:style-name="ce38">
            <text:p><text:s text:c="16"/>內政部戶政司 110年10月8日編製</text:p>
          </table:table-cell>
          <table:table-cell table:number-columns-repeated="16352"/>
        </table:table-row>
        <table:table-row table:number-rows-repeated="1048545" table:style-name="ro10">
          <table:table-cell table:number-columns-repeated="16384"/>
        </table:table-row>
        <table:named-expressions>
          <table:named-range table:name="Print_Area" table:cell-range-address="05-年齡結構.$A$1:05-年齡結構.$AF$31" table:base-cell-address="05-年齡結構.$A$1"/>
        </table:named-expressions>
      </table:table>
      <table:table table:name="'file:///C:/Users/moi1849/Desktop/123/3/1.月報/06速(月)報套印/11009/上網各月速報公式(9月).xls'#說明" table:style-name="ta2">
        <table:table-source xlink:href="file:///C:/Users/moi1849/Desktop/123/3/1.月報/06速(月)報套印/11009/上網各月速報公式(9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60" table:style-name="ta2">
        <table:table-source xlink:href="file:///C:/Users/moi1849/Desktop/123/3/1.月報/06速(月)報套印/11009/上網各月速報公式(9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70" table:style-name="ta2">
        <table:table-source xlink:href="file:///C:/Users/moi1849/Desktop/123/3/1.月報/06速(月)報套印/11009/上網各月速報公式(9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B0" table:style-name="ta2">
        <table:table-source xlink:href="file:///C:/Users/moi1849/Desktop/123/3/1.月報/06速(月)報套印/11009/上網各月速報公式(9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年月別" table:style-name="ta2">
        <table:table-source xlink:href="file:///C:/Users/moi1849/Desktop/123/3/1.月報/06速(月)報套印/11009/上網各月速報公式(9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縣市別" table:style-name="ta2">
        <table:table-source xlink:href="file:///C:/Users/moi1849/Desktop/123/3/1.月報/06速(月)報套印/11009/上網各月速報公式(9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-年齡結構" table:style-name="ta2">
        <table:table-source xlink:href="file:///C:/Users/moi1849/Desktop/123/3/1.月報/06速(月)報套印/11009/上網各月速報公式(9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資料分析" table:style-name="ta2">
        <table:table-source xlink:href="file:///C:/Users/moi1849/Desktop/123/3/1.月報/06速(月)報套印/11009/上網各月速報公式(9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1分析(草稿)" table:style-name="ta2">
        <table:table-source xlink:href="file:///C:/Users/moi1849/Desktop/123/3/1.月報/06速(月)報套印/11009/上網各月速報公式(9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2-年月別" table:style-name="ta2">
        <table:table-source xlink:href="file:///C:/Users/moi1849/Desktop/123/3/1.月報/06速(月)報套印/11009/上網各月速報公式(9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2-縣市別" table:style-name="ta2">
        <table:table-source xlink:href="file:///C:/Users/moi1849/Desktop/123/3/1.月報/06速(月)報套印/11009/上網各月速報公式(9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4-單一年齡" table:style-name="ta2">
        <table:table-source xlink:href="file:///C:/Users/moi1849/Desktop/123/3/1.月報/06速(月)報套印/11009/上網各月速報公式(9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5-年齡結構" table:style-name="ta2">
        <table:table-source xlink:href="file:///C:/Users/moi1849/Desktop/123/3/1.月報/06速(月)報套印/11009/上網各月速報公式(9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6-人口增加&amp;生死結離" table:style-name="ta2">
        <table:table-source xlink:href="file:///C:/Users/moi1849/Desktop/123/3/1.月報/06速(月)報套印/11009/上網各月速報公式(9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7-年月別" table:style-name="ta2">
        <table:table-source xlink:href="file:///C:/Users/moi1849/Desktop/123/3/1.月報/06速(月)報套印/11009/上網各月速報公式(9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07-縣市別" table:style-name="ta2">
        <table:table-source xlink:href="file:///C:/Users/moi1849/Desktop/123/3/1.月報/06速(月)報套印/11009/上網各月速報公式(9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0-年月別" table:style-name="ta2">
        <table:table-source xlink:href="file:///C:/Users/moi1849/Desktop/123/3/1.月報/06速(月)報套印/11009/上網各月速報公式(9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0-縣市別" table:style-name="ta2">
        <table:table-source xlink:href="file:///C:/Users/moi1849/Desktop/123/3/1.月報/06速(月)報套印/11009/上網各月速報公式(9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9/上網各月速報公式(9月).xls'#11-遷徙" table:style-name="ta2">
        <table:table-source xlink:href="file:///C:/Users/moi1849/Desktop/123/3/1.月報/06速(月)報套印/11009/上網各月速報公式(9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5-年齡結構.$A$1"/>
        <table:named-expression table:name="\b" table:expression="of:=[.#REF!]" table:base-cell-address="05-年齡結構.$A$1"/>
        <table:named-expression table:name="NAME" table:expression="of:=[.#REF!]" table:base-cell-address="05-年齡結構.$A$1"/>
        <table:named-expression table:name="P_1" table:expression="of:=[.#REF!]" table:base-cell-address="05-年齡結構.$A$1"/>
        <table:named-expression table:name="P_11" table:expression="of:=[.#REF!]" table:base-cell-address="05-年齡結構.$A$1"/>
        <table:named-expression table:name="P_2" table:expression="of:=[.#REF!]" table:base-cell-address="05-年齡結構.$A$1"/>
        <table:named-expression table:name="Print_Area" table:expression="of:=[.#REF!]" table:base-cell-address="05-年齡結構.$A$1"/>
        <table:named-expression table:name="PRINT_AREA_MI" table:expression="of:=[.#REF!]" table:base-cell-address="05-年齡結構.$A$1"/>
        <table:named-expression table:name="rd_rf_f_97y_9802_data" table:expression="of:=[.#REF!]" table:base-cell-address="05-年齡結構.$A$1"/>
        <table:named-expression table:name="rd_rg_f_84y_97y_data" table:expression="of:=[.#REF!]" table:base-cell-address="05-年齡結構.$A$1"/>
        <table:named-expression table:name="rd_rg_f_9805_data" table:expression="of:=[.#REF!]" table:base-cell-address="05-年齡結構.$A$1"/>
        <table:named-expression table:name="rd_rg_f_9806_data" table:expression="of:=[.#REF!]" table:base-cell-address="05-年齡結構.$A$1"/>
        <table:named-expression table:name="rd_rg_f_9807_data" table:expression="of:=[.#REF!]" table:base-cell-address="05-年齡結構.$A$1"/>
        <table:named-expression table:name="rd_rg_f_9808_data" table:expression="of:=[.#REF!]" table:base-cell-address="05-年齡結構.$A$1"/>
        <table:named-expression table:name="rd_rg_f_98y_9803_data" table:expression="of:=[.#REF!]" table:base-cell-address="05-年齡結構.$A$1"/>
        <table:named-expression table:name="rd_rg_f_98y_9804_data" table:expression="of:=[.#REF!]" table:base-cell-address="05-年齡結構.$A$1"/>
        <table:named-expression table:name="rd_rg_q_84y_97y_data" table:expression="of:=[.#REF!]" table:base-cell-address="05-年齡結構.$A$1"/>
        <table:named-expression table:name="rd_rg_q_97y_9802_data" table:expression="of:=[.#REF!]" table:base-cell-address="05-年齡結構.$A$1"/>
        <table:named-expression table:name="rd_rg_q_9805_data" table:expression="of:=[.#REF!]" table:base-cell-address="05-年齡結構.$A$1"/>
        <table:named-expression table:name="rd_rg_q_9806_data" table:expression="of:=[.#REF!]" table:base-cell-address="05-年齡結構.$A$1"/>
        <table:named-expression table:name="rd_rg_q_9807_data" table:expression="of:=[.#REF!]" table:base-cell-address="05-年齡結構.$A$1"/>
        <table:named-expression table:name="rd_rg_q_9808_data" table:expression="of:=[.#REF!]" table:base-cell-address="05-年齡結構.$A$1"/>
        <table:named-expression table:name="rd_rg_q_98y_9803_data" table:expression="of:=[.#REF!]" table:base-cell-address="05-年齡結構.$A$1"/>
        <table:named-expression table:name="rd_rg_q_98y_9804_data" table:expression="of:=[.#REF!]" table:base-cell-address="05-年齡結構.$A$1"/>
        <table:named-expression table:name="rd_rg_q9607" table:expression="of:=[.#REF!]" table:base-cell-address="05-年齡結構.$A$1"/>
        <table:named-expression table:name="rd_t_84y_97y_data" table:expression="of:=[.#REF!]" table:base-cell-address="05-年齡結構.$A$1"/>
        <table:named-expression table:name="rd_t_97y_9802_data" table:expression="of:=[.#REF!]" table:base-cell-address="05-年齡結構.$A$1"/>
        <table:named-expression table:name="rd_t_9805_data" table:expression="of:=[.#REF!]" table:base-cell-address="05-年齡結構.$A$1"/>
        <table:named-expression table:name="rd_t_9806_data" table:expression="of:=[.#REF!]" table:base-cell-address="05-年齡結構.$A$1"/>
        <table:named-expression table:name="rd_t_9807_data" table:expression="of:=[.#REF!]" table:base-cell-address="05-年齡結構.$A$1"/>
        <table:named-expression table:name="rd_t_9808_data" table:expression="of:=[.#REF!]" table:base-cell-address="05-年齡結構.$A$1"/>
        <table:named-expression table:name="rd_t_98y_9803_data" table:expression="of:=[.#REF!]" table:base-cell-address="05-年齡結構.$A$1"/>
        <table:named-expression table:name="rd_t_98y_9804_data" table:expression="of:=[.#REF!]" table:base-cell-address="05-年齡結構.$A$1"/>
        <table:named-expression table:name="rd_t9607" table:expression="of:=[.#REF!]" table:base-cell-address="05-年齡結構.$A$1"/>
        <table:named-expression table:name="月底人口數" table:expression="of:=[.#REF!]" table:base-cell-address="05-年齡結構.$A$1"/>
        <table:named-expression table:name="出生" table:expression="of:=[.#REF!]" table:base-cell-address="05-年齡結構.$A$1"/>
        <table:named-expression table:name="死亡" table:expression="of:=[.#REF!]" table:base-cell-address="05-年齡結構.$A$1"/>
        <table:named-expression table:name="結婚" table:expression="of:=[.#REF!]" table:base-cell-address="05-年齡結構.$A$1"/>
        <table:named-expression table:name="鄰數戶數" table:expression="of:=[.#REF!]" table:base-cell-address="05-年齡結構.$A$1"/>
        <table:named-expression table:name="離婚" table:expression="of:=[.#REF!]" table:base-cell-address="05-年齡結構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2" number:min-integer-digits="1" number:grouping="true"/>
    </number:number-style>
    <number:number-style style:name="N50P1">
      <number:text>–</number:text>
      <number:number number:decimal-places="2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.511811023622047in" fo:margin-bottom="0.196850393700787in" fo:margin-left="0in" fo:margin-right="0in" style:print-orientation="landscape" style:print-page-order="ttb" style:first-page-number="continue" style:scale-to="49%" style:table-centering="horizontal" style:print="objects charts drawings"/>
      <style:header-style>
        <style:header-footer-properties fo:min-height="0.0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盧怡婷</meta:initial-creator>
    <dc:creator>盧怡婷</dc:creator>
    <meta:creation-date>2021-10-05T05:59:50Z</meta:creation-date>
    <dc:date>2021-10-05T06:00:16Z</dc:date>
  </office:meta>
</office:document-meta>
</file>